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2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504.71pt" svg:y="51.9pt">
            <loext:p draw:notify-on-update-of-ranges="Sheet1.G2:Sheet1.G67 Sheet1.E2:Sheet1.E67 Sheet1.D2:Sheet1.D67 Sheet1.G2:Sheet1.G67 Sheet1.F2:Sheet1.F67 Sheet1.D2:Sheet1.D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8.02pt" svg:y="213.11pt">
            <loext:p draw:notify-on-update-of-ranges="Sheet1.G2:Sheet1.G67 Sheet1.D2:Sheet1.D67 Sheet1.A2:Sheet1.A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Rmax (TFlop/s)</text:p>
          </table:table-cell>
          <table:table-cell table:style-name="ce1" office:value-type="string" calcext:value-type="string">
            <text:p>Rpeak (TFlop/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<text:a xlink:href="http://top500.org/site/48248" xlink:type="simple">Leibniz Rechenzentrum</text:a></text:p>
            <text:p>Germany</text:p>
          </table:table-cell>
          <table:table-cell office:value-type="string" calcext:value-type="string">
            <text:p><text:a xlink:href="http://top500.org/system/177719" xlink:type="simple">SuperMUC- iDataPlex DX360M4, Xeon E5-2680 8C 2.70GHz, Infiniband FDR </text:a></text:p>
            <text:p>IBM/Lenovo</text:p>
          </table:table-cell>
          <table:table-cell office:value-type="float" office:value="147456" calcext:value-type="float">
            <text:p>147456</text:p>
          </table:table-cell>
          <table:table-cell office:value-type="float" office:value="2897" calcext:value-type="float">
            <text:p>2897</text:p>
          </table:table-cell>
          <table:table-cell office:value-type="float" office:value="3185.1" calcext:value-type="float">
            <text:p>3185.1</text:p>
          </table:table-cell>
          <table:table-cell office:value-type="float" office:value="3423" calcext:value-type="float">
            <text:p>342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  <text:p>Switzerland</text:p>
          </table:table-cell>
          <table:table-cell office:value-type="string" calcext:value-type="string">
            <text:p><text:a xlink:href="http://top500.org/system/178198" xlink:type="simple">EPFL Blue Brain IV- BlueGene/Q, Power BQC 16C 1.600GHz, Custom Interconnect </text:a></text:p>
            <text:p>IBM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top500.org/site/50424" xlink:type="simple">SOSCIP/LKSAVI/University of Toronto</text:a></text:p>
            <text:p>Canada</text:p>
          </table:table-cell>
          <table:table-cell office:value-type="string" calcext:value-type="string">
            <text:p><text:a xlink:href="http://top500.org/system/177831" xlink:type="simple">BGQ- BlueGene/Q, Power BQC 16C 1.600GHz, Custom Interconnect </text:a></text:p>
            <text:p>IBM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top500.org/site/49894" xlink:type="simple">EDF R&amp;D</text:a></text:p>
            <text:p>France</text:p>
          </table:table-cell>
          <table:table-cell office:value-type="string" calcext:value-type="string">
            <text:p><text:a xlink:href="http://top500.org/system/177726" xlink:type="simple">Zumbrota- BlueGene/Q, Power BQC 16C 1.60GHz, Custom </text:a></text:p>
            <text:p>IBM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top500.org/site/47347" xlink:type="simple">DOE/SC/Argonne National Laboratory</text:a></text:p>
            <text:p>United States</text:p>
          </table:table-cell>
          <table:table-cell office:value-type="string" calcext:value-type="string">
            <text:p><text:a xlink:href="http://top500.org/system/177733" xlink:type="simple">Cetus- BlueGene/Q, Power BQC 16C 1.600GHz, Custom Interconnect </text:a></text:p>
            <text:p>IBM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top500.org/site/50296" xlink:type="simple">Indian Institute of Tropical Meteorology</text:a></text:p>
            <text:p>India</text:p>
          </table:table-cell>
          <table:table-cell table:style-name="ce2" office:value-type="string" calcext:value-type="string">
            <text:p><text:a xlink:href="http://top500.org/system/178002" xlink:type="simple">iDataPlex DX360M4, Xeon E5-2670 8C 2.600GHz, Infiniband FDR </text:a></text:p>
            <text:p>IBM</text:p>
          </table:table-cell>
          <table:table-cell office:value-type="float" office:value="38016" calcext:value-type="float">
            <text:p>38016</text:p>
          </table:table-cell>
          <table:table-cell office:value-type="float" office:value="719.2" calcext:value-type="float">
            <text:p>719.2</text:p>
          </table:table-cell>
          <table:table-cell office:value-type="float" office:value="790.7" calcext:value-type="float">
            <text:p>790.7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top500.org/site/49542" xlink:type="simple">LASG/Institute of Atmospheric Physics, CAS</text:a></text:p>
            <text:p>China</text:p>
          </table:table-cell>
          <table:table-cell office:value-type="string" calcext:value-type="string">
            <text:p><text:a xlink:href="http://top500.org/system/178562" xlink:type="simple">Earth System Numerical Simulator- Sugon Cluster TC4600E-LP, Xeon E5-2680v3 12C 2.5GHz, Infiniband FDR </text:a></text:p>
            <text:p>Sugon</text:p>
          </table:table-cell>
          <table:table-cell office:value-type="float" office:value="24912" calcext:value-type="float">
            <text:p>24912</text:p>
          </table:table-cell>
          <table:table-cell office:value-type="float" office:value="738" calcext:value-type="float">
            <text:p>738</text:p>
          </table:table-cell>
          <table:table-cell office:value-type="float" office:value="996.5" calcext:value-type="float">
            <text:p>996.5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top500.org/site/49749" xlink:type="simple">National Institute for Materials Science</text:a></text:p>
            <text:p>Japan</text:p>
          </table:table-cell>
          <table:table-cell office:value-type="string" calcext:value-type="string">
            <text:p><text:a xlink:href="http://top500.org/system/178528" xlink:type="simple">Numerical Materials Simulator- SGI ICE X, Xeon E5-2680v3 12C 2.5GHz, Infiniband FDR </text:a></text:p>
            <text:p>SGI</text:p>
          </table:table-cell>
          <table:table-cell office:value-type="float" office:value="25056" calcext:value-type="float">
            <text:p>25056</text:p>
          </table:table-cell>
          <table:table-cell office:value-type="float" office:value="741.7" calcext:value-type="float">
            <text:p>741.7</text:p>
          </table:table-cell>
          <table:table-cell office:value-type="float" office:value="1002.2" calcext:value-type="float">
            <text:p>1002.2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top500.org/site/47529" xlink:type="simple">Center for Computational Sciences, University of Tsukuba</text:a></text:p>
            <text:p>Japan</text:p>
          </table:table-cell>
          <table:table-cell office:value-type="string" calcext:value-type="string">
            <text:p><text:a xlink:href="http://top500.org/system/178326" xlink:type="simple">COMA (PACS-IX)- Cray CS300 1027GR, Intel Xeon E5-2670v2 10C 2.500GHz, Infiniband FDR, Intel Xeon Phi 7110P </text:a></text:p>
            <text:p>Cray Inc.</text:p>
          </table:table-cell>
          <table:table-cell office:value-type="float" office:value="55664" calcext:value-type="float">
            <text:p>55664</text:p>
          </table:table-cell>
          <table:table-cell office:value-type="float" office:value="746" calcext:value-type="float">
            <text:p>746</text:p>
          </table:table-cell>
          <table:table-cell office:value-type="float" office:value="998.5" calcext:value-type="float">
            <text:p>998.5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top500.org/site/49821" xlink:type="simple">Intel</text:a></text:p>
            <text:p>United States</text:p>
          </table:table-cell>
          <table:table-cell office:value-type="string" calcext:value-type="string">
            <text:p><text:a xlink:href="http://top500.org/system/176908" xlink:type="simple">Endeavor- Intel Cluster, Intel Xeon E5-2697v2 12C 2.700GHz, Infiniband FDR, Intel Xeon Phi 7110 </text:a></text:p>
            <text:p>Intel</text:p>
          </table:table-cell>
          <table:table-cell office:value-type="float" office:value="51392" calcext:value-type="float">
            <text:p>51392</text:p>
          </table:table-cell>
          <table:table-cell office:value-type="float" office:value="758.9" calcext:value-type="float">
            <text:p>758.9</text:p>
          </table:table-cell>
          <table:table-cell office:value-type="float" office:value="933.5" calcext:value-type="float">
            <text:p>933.5</text:p>
          </table:table-cell>
          <table:table-cell office:value-type="float" office:value="387" calcext:value-type="float">
            <text:p>387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top500.org/site/47363" xlink:type="simple">AWE</text:a></text:p>
            <text:p>United Kingdom</text:p>
          </table:table-cell>
          <table:table-cell office:value-type="string" calcext:value-type="string">
            <text:p><text:a xlink:href="http://top500.org/system/178422" xlink:type="simple">Spruce B- SGI ICE X, Intel Xeon E5-2680v2 10C 2.8GHz, Infiniband FDR </text:a></text:p>
            <text:p>SGI</text:p>
          </table:table-cell>
          <table:table-cell office:value-type="float" office:value="35640" calcext:value-type="float">
            <text:p>35640</text:p>
          </table:table-cell>
          <table:table-cell office:value-type="float" office:value="767.5" calcext:value-type="float">
            <text:p>767.5</text:p>
          </table:table-cell>
          <table:table-cell office:value-type="float" office:value="798.3" calcext:value-type="float">
            <text:p>798.3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top500.org/site/50363" xlink:type="simple">National Super Computer Center in Hunan</text:a></text:p>
            <text:p>China</text:p>
          </table:table-cell>
          <table:table-cell office:value-type="string" calcext:value-type="string">
            <text:p><text:a xlink:href="http://top500.org/system/177448" xlink:type="simple">Tianhe-1A Hunan Solution- NUDT YH MPP, Xeon X5670 6C 2.93 GHz, Proprietary, NVIDIA 2050 </text:a></text:p>
            <text:p>NUDT</text:p>
          </table:table-cell>
          <table:table-cell office:value-type="float" office:value="53248" calcext:value-type="float">
            <text:p>53248</text:p>
          </table:table-cell>
          <table:table-cell office:value-type="float" office:value="771.7" calcext:value-type="float">
            <text:p>771.7</text:p>
          </table:table-cell>
          <table:table-cell office:value-type="float" office:value="1342.8" calcext:value-type="float">
            <text:p>1342.8</text:p>
          </table:table-cell>
          <table:table-cell office:value-type="float" office:value="1155" calcext:value-type="float">
            <text:p>11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top500.org/site/48247" xlink:type="simple">Lawrence Livermore National Laboratory</text:a></text:p>
            <text:p>United States</text:p>
          </table:table-cell>
          <table:table-cell office:value-type="string" calcext:value-type="string">
            <text:p><text:a xlink:href="http://top500.org/system/177469" xlink:type="simple">Zin- Xtreme-X GreenBlade GB512X, Xeon E5 (Sandy Bridge - EP) 8C 2.60GHz, Infiniband QDR </text:a></text:p>
            <text:p>Cray Inc.</text:p>
          </table:table-cell>
          <table:table-cell office:value-type="float" office:value="46208" calcext:value-type="float">
            <text:p>46208</text:p>
          </table:table-cell>
          <table:table-cell office:value-type="float" office:value="773.7" calcext:value-type="float">
            <text:p>773.7</text:p>
          </table:table-cell>
          <table:table-cell office:value-type="float" office:value="961.1" calcext:value-type="float">
            <text:p>961.1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top500.org/site/49208" xlink:type="simple">University of Tokyo/Institute for Solid State Physics</text:a></text:p>
            <text:p>Japan</text:p>
          </table:table-cell>
          <table:table-cell office:value-type="string" calcext:value-type="string">
            <text:p><text:a xlink:href="http://top500.org/system/178527" xlink:type="simple">Sekirei-ACC- SGI ICE XA, Xeon E5-2680v3 12C 2.5GHz, Infiniband FDR, Nvidia K40 </text:a></text:p>
            <text:p>SGI</text:p>
          </table:table-cell>
          <table:table-cell office:value-type="float" office:value="15552" calcext:value-type="float">
            <text:p>15552</text:p>
          </table:table-cell>
          <table:table-cell office:value-type="float" office:value="777.4" calcext:value-type="float">
            <text:p>777.4</text:p>
          </table:table-cell>
          <table:table-cell office:value-type="float" office:value="1100.2" calcext:value-type="float">
            <text:p>1100.2</text:p>
          </table:table-cell>
          <table:table-cell office:value-type="float" office:value="255" calcext:value-type="float">
            <text:p>255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top500.org/site/50362" xlink:type="simple">National Supercomputing Center in Jinan</text:a></text:p>
            <text:p>China</text:p>
          </table:table-cell>
          <table:table-cell office:value-type="string" calcext:value-type="string">
            <text:p><text:a xlink:href="http://top500.org/system/177447" xlink:type="simple">Sunway Blue Light- Sunway BlueLight MPP, ShenWei processor SW1600 975.00 MHz, Infiniband QDR </text:a></text:p>
            <text:p>National Research Center of Parallel Computer Engineering &amp; Technology</text:p>
          </table:table-cell>
          <table:table-cell office:value-type="float" office:value="137200" calcext:value-type="float">
            <text:p>137200</text:p>
          </table:table-cell>
          <table:table-cell office:value-type="float" office:value="795.9" calcext:value-type="float">
            <text:p>795.9</text:p>
          </table:table-cell>
          <table:table-cell office:value-type="float" office:value="1070.2" calcext:value-type="float">
            <text:p>1070.2</text:p>
          </table:table-cell>
          <table:table-cell office:value-type="float" office:value="1074" calcext:value-type="float">
            <text:p>1074</text:p>
          </table:table-cell>
        </table:table-row>
        <table:table-row table:style-name="ro2"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<text:a xlink:href="http://top500.org/site/50489" xlink:type="simple">Exploration &amp; Production - Eni S.p.A.</text:a></text:p>
            <text:p>Italy</text:p>
          </table:table-cell>
          <table:table-cell office:value-type="string" calcext:value-type="string">
            <text:p><text:a xlink:href="http://top500.org/system/178425" xlink:type="simple">HPC2- iDataPlex DX360M4, Intel Xeon E5-2680v2 10C 2.8GHz, Infiniband FDR, NVIDIA K20x </text:a></text:p>
            <text:p>IBM</text:p>
          </table:table-cell>
          <table:table-cell office:value-type="float" office:value="72000" calcext:value-type="float">
            <text:p>72000</text:p>
          </table:table-cell>
          <table:table-cell office:value-type="float" office:value="3188" calcext:value-type="float">
            <text:p>3188</text:p>
          </table:table-cell>
          <table:table-cell office:value-type="float" office:value="4605" calcext:value-type="float">
            <text:p>4605</text:p>
          </table:table-cell>
          <table:table-cell office:value-type="float" office:value="1227" calcext:value-type="float">
            <text:p>122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top500.org/site/50097" xlink:type="simple">National Astronomical Observatory of Japan</text:a></text:p>
            <text:p>Japan</text:p>
          </table:table-cell>
          <table:table-cell office:value-type="string" calcext:value-type="string">
            <text:p><text:a xlink:href="http://top500.org/system/178066" xlink:type="simple">Aterui- Cray XC40, Xeon E5-2690v3 12C 2.6GHz, Aries interconnect </text:a></text:p>
            <text:p>Cray Inc.</text:p>
          </table:table-cell>
          <table:table-cell office:value-type="float" office:value="25440" calcext:value-type="float">
            <text:p>25440</text:p>
          </table:table-cell>
          <table:table-cell office:value-type="float" office:value="801.4" calcext:value-type="float">
            <text:p>801.4</text:p>
          </table:table-cell>
          <table:table-cell office:value-type="float" office:value="1058.3" calcext:value-type="float">
            <text:p>1058.3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top500.org/site/48688" xlink:type="simple">Rensselaer Polytechnic Institute</text:a></text:p>
            <text:p>United States</text:p>
          </table:table-cell>
          <table:table-cell table:style-name="ce2" office:value-type="string" calcext:value-type="string">
            <text:p><text:a xlink:href="http://top500.org/system/177735" xlink:type="simple">BlueGene/Q, Power BQC 16C 1.60GHz, Custom </text:a></text:p>
            <text:p>IBM</text:p>
          </table:table-cell>
          <table:table-cell office:value-type="float" office:value="81920" calcext:value-type="float">
            <text:p>81920</text:p>
          </table:table-cell>
          <table:table-cell office:value-type="float" office:value="894.4" calcext:value-type="float">
            <text:p>894.4</text:p>
          </table:table-cell>
          <table:table-cell office:value-type="float" office:value="1048.6" calcext:value-type="float">
            <text:p>1048.6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top500.org/site/50104" xlink:type="simple">Moscow State University - Research Computing Center</text:a></text:p>
            <text:p>Russia</text:p>
          </table:table-cell>
          <table:table-cell office:value-type="string" calcext:value-type="string">
            <text:p><text:a xlink:href="http://top500.org/system/177421" xlink:type="simple">Lomonosov- T-Platforms T-Blade2/1.1, Xeon X5570/X5670/E5630 2.93/2.53 GHz, Nvidia 2070 GPU, PowerXCell 8i Infiniband QDR </text:a></text:p>
            <text:p>T-Platforms</text:p>
          </table:table-cell>
          <table:table-cell office:value-type="float" office:value="78660" calcext:value-type="float">
            <text:p>78660</text:p>
          </table:table-cell>
          <table:table-cell office:value-type="float" office:value="901.9" calcext:value-type="float">
            <text:p>901.9</text:p>
          </table:table-cell>
          <table:table-cell office:value-type="float" office:value="1700.2" calcext:value-type="float">
            <text:p>1700.2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top500.org/site/49748" xlink:type="simple">Barcelona Supercomputing Center</text:a></text:p>
            <text:p>Spain</text:p>
          </table:table-cell>
          <table:table-cell office:value-type="string" calcext:value-type="string">
            <text:p><text:a xlink:href="http://top500.org/system/177828" xlink:type="simple">MareNostrum- iDataPlex DX360M4, Xeon E5-2670 8C 2.600GHz, Infiniband FDR </text:a></text:p>
            <text:p>IBM</text:p>
          </table:table-cell>
          <table:table-cell office:value-type="float" office:value="48896" calcext:value-type="float">
            <text:p>48896</text:p>
          </table:table-cell>
          <table:table-cell office:value-type="float" office:value="925.1" calcext:value-type="float">
            <text:p>925.1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<text:a xlink:href="http://top500.org/site/50547" xlink:type="simple">Tulip Trading</text:a></text:p>
            <text:p>Australia</text:p>
          </table:table-cell>
          <table:table-cell office:value-type="string" calcext:value-type="string">
            <text:p><text:a xlink:href="http://top500.org/system/178468" xlink:type="simple">C01N- SGI ICE X/SuperBlade SBI-7127RG-E, Intel Xeon E5-2695v2 12C 2.4GHz, Infiniband FDR, NDIVA M2090/Intel Xeon Phi 7120P </text:a></text:p>
            <text:p>Supermicro</text:p>
          </table:table-cell>
          <table:table-cell office:value-type="float" office:value="265440" calcext:value-type="float">
            <text:p>265440</text:p>
          </table:table-cell>
          <table:table-cell office:value-type="float" office:value="3521" calcext:value-type="float">
            <text:p>3521</text:p>
          </table:table-cell>
          <table:table-cell office:value-type="float" office:value="4470.4" calcext:value-type="float">
            <text:p>4470.4</text:p>
          </table:table-cell>
          <table:table-cell office:value-type="float" office:value="4500" calcext:value-type="float">
            <text:p>45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top500.org/site/47363" xlink:type="simple">AWE</text:a></text:p>
            <text:p>United Kingdom</text:p>
          </table:table-cell>
          <table:table-cell office:value-type="string" calcext:value-type="string">
            <text:p><text:a xlink:href="http://top500.org/system/178421" xlink:type="simple">Spruce A- SGI ICE X, Intel Xeon E5-2680v2 10C 2.8GHz, Infiniband FDR </text:a></text:p>
            <text:p>SGI</text:p>
          </table:table-cell>
          <table:table-cell office:value-type="float" office:value="44520" calcext:value-type="float">
            <text:p>44520</text:p>
          </table:table-cell>
          <table:table-cell office:value-type="float" office:value="958.7" calcext:value-type="float">
            <text:p>958.7</text:p>
          </table:table-cell>
          <table:table-cell office:value-type="float" office:value="997.2" calcext:value-type="float">
            <text:p>997.2</text:p>
          </table:table-cell>
          <table:table-cell office:value-type="float" office:value="855" calcext:value-type="float">
            <text:p>85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top500.org/site/48657" xlink:type="simple">Purdue University</text:a></text:p>
            <text:p>United States</text:p>
          </table:table-cell>
          <table:table-cell office:value-type="string" calcext:value-type="string">
            <text:p><text:a xlink:href="http://top500.org/system/178084" xlink:type="simple">Conte- Cluster Platform SL250s Gen8, Xeon E5-2670 8C 2.600GHz, Infiniband FDR, Intel Xeon Phi 5110P </text:a></text:p>
            <text:p>Hewlett-Packard</text:p>
          </table:table-cell>
          <table:table-cell office:value-type="float" office:value="77520" calcext:value-type="float">
            <text:p>77520</text:p>
          </table:table-cell>
          <table:table-cell office:value-type="float" office:value="976.8" calcext:value-type="float">
            <text:p>976.8</text:p>
          </table:table-cell>
          <table:table-cell office:value-type="float" office:value="1341.1" calcext:value-type="float">
            <text:p>1341.1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<text:a xlink:href="http://top500.org/site/50046" xlink:type="simple">Government</text:a></text:p>
            <text:p>United States</text:p>
          </table:table-cell>
          <table:table-cell table:style-name="ce2" office:value-type="string" calcext:value-type="string">
            <text:p><text:a xlink:href="http://top500.org/system/178445" xlink:type="simple">Cray CS-Storm, Intel Xeon E5-2660v2 10C 2.2GHz, Infiniband FDR, Nvidia K40 </text:a></text:p>
            <text:p>Cray Inc.</text:p>
          </table:table-cell>
          <table:table-cell office:value-type="float" office:value="72800" calcext:value-type="float">
            <text:p>72800</text:p>
          </table:table-cell>
          <table:table-cell office:value-type="float" office:value="3577" calcext:value-type="float">
            <text:p>3577</text:p>
          </table:table-cell>
          <table:table-cell office:value-type="float" office:value="6131.8" calcext:value-type="float">
            <text:p>6131.8</text:p>
          </table:table-cell>
          <table:table-cell office:value-type="float" office:value="1499" calcext:value-type="float">
            <text:p>1499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top500.org/site/50565" xlink:type="simple">TU Dresden, ZIH</text:a></text:p>
            <text:p>Germany</text:p>
          </table:table-cell>
          <table:table-cell office:value-type="string" calcext:value-type="string">
            <text:p><text:a xlink:href="http://top500.org/system/178555" xlink:type="simple">Taurus- bullx DLC 720, Xeon E5-2680v3 12C 2.5GHz, Infiniband FDR </text:a></text:p>
            <text:p>Bull, Atos Group</text:p>
          </table:table-cell>
          <table:table-cell office:value-type="float" office:value="34656" calcext:value-type="float">
            <text:p>34656</text:p>
          </table:table-cell>
          <table:table-cell office:value-type="float" office:value="1029.9" calcext:value-type="float">
            <text:p>1029.9</text:p>
          </table:table-cell>
          <table:table-cell office:value-type="float" office:value="1386.2" calcext:value-type="float">
            <text:p>1386.2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<text:a xlink:href="http://top500.org/site/50046" xlink:type="simple">Government</text:a></text:p>
            <text:p>United States</text:p>
          </table:table-cell>
          <table:table-cell table:style-name="ce2" office:value-type="string" calcext:value-type="string">
            <text:p><text:a xlink:href="http://top500.org/system/178519" xlink:type="simple">Cray CS-Storm, Intel Xeon E5-2660v2 10C 2.2GHz, Infiniband FDR, Nvidia K40 </text:a></text:p>
            <text:p>Cray Inc.</text:p>
          </table:table-cell>
          <table:table-cell office:value-type="float" office:value="72800" calcext:value-type="float">
            <text:p>72800</text:p>
          </table:table-cell>
          <table:table-cell office:value-type="float" office:value="3577" calcext:value-type="float">
            <text:p>3577</text:p>
          </table:table-cell>
          <table:table-cell office:value-type="float" office:value="6131.8" calcext:value-type="float">
            <text:p>6131.8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top500.org/site/50096" xlink:type="simple">Information Technology Center, The University of Tokyo</text:a></text:p>
            <text:p>Japan</text:p>
          </table:table-cell>
          <table:table-cell office:value-type="string" calcext:value-type="string">
            <text:p><text:a xlink:href="http://top500.org/system/177789" xlink:type="simple">Oakleaf-FX- PRIMEHPC FX10, SPARC64 IXfx 16C 1.848GHz, Tofu interconnect </text:a></text:p>
            <text:p>Fujitsu</text:p>
          </table:table-cell>
          <table:table-cell office:value-type="float" office:value="76800" calcext:value-type="float">
            <text:p>76800</text:p>
          </table:table-cell>
          <table:table-cell office:value-type="float" office:value="1043" calcext:value-type="float">
            <text:p>1043</text:p>
          </table:table-cell>
          <table:table-cell office:value-type="float" office:value="1135.4" calcext:value-type="float">
            <text:p>1135.4</text:p>
          </table:table-cell>
          <table:table-cell office:value-type="float" office:value="1177" calcext:value-type="float">
            <text:p>1177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top500.org/site/47593" xlink:type="simple">Commissariat a l'Energie Atomique (CEA)</text:a></text:p>
            <text:p>France</text:p>
          </table:table-cell>
          <table:table-cell office:value-type="string" calcext:value-type="string">
            <text:p><text:a xlink:href="http://top500.org/system/176928" xlink:type="simple">Tera-100- Bull bullx super-node S6010/S6030 </text:a></text:p>
            <text:p>Bull, Atos Group</text:p>
          </table:table-cell>
          <table:table-cell office:value-type="float" office:value="138368" calcext:value-type="float">
            <text:p>138368</text:p>
          </table:table-cell>
          <table:table-cell office:value-type="float" office:value="1050" calcext:value-type="float">
            <text:p>1050</text:p>
          </table:table-cell>
          <table:table-cell office:value-type="float" office:value="1254.5" calcext:value-type="float">
            <text:p>1254.5</text:p>
          </table:table-cell>
          <table:table-cell office:value-type="float" office:value="4590" calcext:value-type="float">
            <text:p>459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top500.org/site/49926" xlink:type="simple">Louisiana Optical Network Initiative</text:a></text:p>
            <text:p>United States</text:p>
          </table:table-cell>
          <table:table-cell office:value-type="string" calcext:value-type="string">
            <text:p><text:a xlink:href="http://top500.org/system/178467" xlink:type="simple">QB-2- Dell C8220X Cluster, Intel Xeon E5-2680v2 10C 2.8GHz, Infiniband FDR, NVIDIA K20x </text:a></text:p>
            <text:p>Dell</text:p>
          </table:table-cell>
          <table:table-cell office:value-type="float" office:value="23040" calcext:value-type="float">
            <text:p>23040</text:p>
          </table:table-cell>
          <table:table-cell office:value-type="float" office:value="1052" calcext:value-type="float">
            <text:p>1052</text:p>
          </table:table-cell>
          <table:table-cell office:value-type="float" office:value="1473.6" calcext:value-type="float">
            <text:p>1473.6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top500.org/site/48429" xlink:type="simple">DOE/SC/LBNL/NERSC</text:a></text:p>
            <text:p>United States</text:p>
          </table:table-cell>
          <table:table-cell office:value-type="string" calcext:value-type="string">
            <text:p><text:a xlink:href="http://top500.org/system/176952" xlink:type="simple">Hopper- Cray XE6, Opteron 6172 12C 2.10GHz, Custom </text:a></text:p>
            <text:p>Cray Inc.</text:p>
          </table:table-cell>
          <table:table-cell office:value-type="float" office:value="153408" calcext:value-type="float">
            <text:p>153408</text:p>
          </table:table-cell>
          <table:table-cell office:value-type="float" office:value="1054" calcext:value-type="float">
            <text:p>1054</text:p>
          </table:table-cell>
          <table:table-cell office:value-type="float" office:value="1288.6" calcext:value-type="float">
            <text:p>1288.6</text:p>
          </table:table-cell>
          <table:table-cell office:value-type="float" office:value="2910" calcext:value-type="float">
            <text:p>29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top500.org/site/49151" xlink:type="simple">University of Edinburgh</text:a></text:p>
            <text:p>United Kingdom</text:p>
          </table:table-cell>
          <table:table-cell office:value-type="string" calcext:value-type="string">
            <text:p><text:a xlink:href="http://top500.org/system/177724" xlink:type="simple">DiRAC- BlueGene/Q, Power BQC 16C 1.60GHz, Custom </text:a></text:p>
            <text:p>IBM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<text:a xlink:href="http://top500.org/site/48602" xlink:type="simple">Petroleum Geo-Services</text:a></text:p>
            <text:p>United States</text:p>
          </table:table-cell>
          <table:table-cell office:value-type="string" calcext:value-type="string">
            <text:p><text:a xlink:href="http://top500.org/system/178556" xlink:type="simple">Abel- Cray XC30, Xeon E5-2698v3 16C 2.3GHz, Aries interconnect </text:a></text:p>
            <text:p>Cray Inc.</text:p>
          </table:table-cell>
          <table:table-cell office:value-type="float" office:value="145920" calcext:value-type="float">
            <text:p>145920</text:p>
          </table:table-cell>
          <table:table-cell office:value-type="float" office:value="4042.5" calcext:value-type="float">
            <text:p>4042.5</text:p>
          </table:table-cell>
          <table:table-cell office:value-type="float" office:value="5369.9" calcext:value-type="float">
            <text:p>5369.9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top500.org/site/50403" xlink:type="simple">CNRS/IDRIS-GENCI</text:a></text:p>
            <text:p>France</text:p>
          </table:table-cell>
          <table:table-cell office:value-type="string" calcext:value-type="string">
            <text:p><text:a xlink:href="http://top500.org/system/177728" xlink:type="simple">Turing- BlueGene/Q, Power BQC 16C 1.60GHz, Custom </text:a></text:p>
            <text:p>IBM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" calcext:value-type="float">
            <text:p>493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top500.org/site/50498" xlink:type="simple">SURFsara</text:a></text:p>
            <text:p>Netherlands</text:p>
          </table:table-cell>
          <table:table-cell office:value-type="string" calcext:value-type="string">
            <text:p><text:a xlink:href="http://top500.org/system/178551" xlink:type="simple">Cartesius 2- Bullx DLC B710/B720 Blades, Xeon E5-2695 v2 2.4GHz E5-2690v3 2.6GHz, Infiniband FDR </text:a></text:p>
            <text:p>Bull, Atos Group</text:p>
          </table:table-cell>
          <table:table-cell office:value-type="float" office:value="38880" calcext:value-type="float">
            <text:p>38880</text:p>
          </table:table-cell>
          <table:table-cell office:value-type="float" office:value="1088.5" calcext:value-type="float">
            <text:p>1088.5</text:p>
          </table:table-cell>
          <table:table-cell office:value-type="float" office:value="1327.1" calcext:value-type="float">
            <text:p>1327.1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top500.org/site/50334" xlink:type="simple">DOE/NNSA/LANL/SNL</text:a></text:p>
            <text:p>United States</text:p>
          </table:table-cell>
          <table:table-cell office:value-type="string" calcext:value-type="string">
            <text:p><text:a xlink:href="http://top500.org/system/177170" xlink:type="simple">Cielo- Cray XE6, Opteron 6136 8C 2.40GHz, Custom </text:a></text:p>
            <text:p>Cray Inc.</text:p>
          </table:table-cell>
          <table:table-cell office:value-type="float" office:value="142272" calcext:value-type="float">
            <text:p>142272</text:p>
          </table:table-cell>
          <table:table-cell office:value-type="float" office:value="1110" calcext:value-type="float">
            <text:p>1110</text:p>
          </table:table-cell>
          <table:table-cell office:value-type="float" office:value="1365.8" calcext:value-type="float">
            <text:p>1365.8</text:p>
          </table:table-cell>
          <table:table-cell office:value-type="float" office:value="3980" calcext:value-type="float">
            <text:p>3980</text:p>
          </table:table-cell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<text:a xlink:href="http://top500.org/site/48408" xlink:type="simple">NASA/Ames Research Center/NAS</text:a></text:p>
            <text:p>United States</text:p>
          </table:table-cell>
          <table:table-cell office:value-type="string" calcext:value-type="string">
            <text:p><text:a xlink:href="http://top500.org/system/177259" xlink:type="simple">Pleiades- SGI ICE X, Intel Xeon E5-2670/E5-2680v2/E5-2680v3 2.6/2.8/2.5 GHz, Infiniband FDR </text:a></text:p>
            <text:p>SGI</text:p>
          </table:table-cell>
          <table:table-cell office:value-type="float" office:value="185344" calcext:value-type="float">
            <text:p>185344</text:p>
          </table:table-cell>
          <table:table-cell office:value-type="float" office:value="4089.4" calcext:value-type="float">
            <text:p>4089.4</text:p>
          </table:table-cell>
          <table:table-cell office:value-type="float" office:value="4970.9" calcext:value-type="float">
            <text:p>4970.9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top500.org/site/49208" xlink:type="simple">University of Tokyo/Institute for Solid State Physics</text:a></text:p>
            <text:p>Japan</text:p>
          </table:table-cell>
          <table:table-cell office:value-type="string" calcext:value-type="string">
            <text:p><text:a xlink:href="http://top500.org/system/178526" xlink:type="simple">Sekirei- SGI ICE XA, Xeon E5-2680v3 12C 2.5GHz, Infiniband FDR </text:a></text:p>
            <text:p>SGI</text:p>
          </table:table-cell>
          <table:table-cell office:value-type="float" office:value="38016" calcext:value-type="float">
            <text:p>38016</text:p>
          </table:table-cell>
          <table:table-cell office:value-type="float" office:value="1178.3" calcext:value-type="float">
            <text:p>1178.3</text:p>
          </table:table-cell>
          <table:table-cell office:value-type="float" office:value="1520.6" calcext:value-type="float">
            <text:p>1520.6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top500.org/site/50364" xlink:type="simple">International Fusion Energy Research Centre (IFERC), EU(F4E) - Japan Broader Approach collaboration</text:a></text:p>
            <text:p>Japan</text:p>
          </table:table-cell>
          <table:table-cell office:value-type="string" calcext:value-type="string">
            <text:p><text:a xlink:href="http://top500.org/system/177449" xlink:type="simple">Helios- Bullx B510, Xeon E5-2680 8C 2.700GHz, Infiniband QDR </text:a></text:p>
            <text:p>Bull, Atos Group</text:p>
          </table:table-cell>
          <table:table-cell office:value-type="float" office:value="70560" calcext:value-type="float">
            <text:p>70560</text:p>
          </table:table-cell>
          <table:table-cell office:value-type="float" office:value="1237" calcext:value-type="float">
            <text:p>1237</text:p>
          </table:table-cell>
          <table:table-cell office:value-type="float" office:value="1524.1" calcext:value-type="float">
            <text:p>1524.1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top500.org/site/47508" xlink:type="simple">CSC (Center for Scientific Computing)</text:a></text:p>
            <text:p>Finland</text:p>
          </table:table-cell>
          <table:table-cell office:value-type="string" calcext:value-type="string">
            <text:p><text:a xlink:href="http://top500.org/system/177826" xlink:type="simple">Sisu- Cray XC40, Xeon E5-2690v3 12C 2.6GHz, Aries interconnect </text:a></text:p>
            <text:p>Cray Inc.</text:p>
          </table:table-cell>
          <table:table-cell office:value-type="float" office:value="40608" calcext:value-type="float">
            <text:p>40608</text:p>
          </table:table-cell>
          <table:table-cell office:value-type="float" office:value="1250" calcext:value-type="float">
            <text:p>1250</text:p>
          </table:table-cell>
          <table:table-cell office:value-type="float" office:value="1689.3" calcext:value-type="float">
            <text:p>1689.3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<text:a xlink:href="http://top500.org/site/49763" xlink:type="simple">DOE/NNSA/LLNL</text:a></text:p>
            <text:p>United States</text:p>
          </table:table-cell>
          <table:table-cell office:value-type="string" calcext:value-type="string">
            <text:p><text:a xlink:href="http://top500.org/system/177732" xlink:type="simple">Vulcan- BlueGene/Q, Power BQC 16C 1.600GHz, Custom Interconnect </text:a></text:p>
            <text:p>IBM</text:p>
          </table:table-cell>
          <table:table-cell office:value-type="float" office:value="393216" calcext:value-type="float">
            <text:p>393216</text:p>
          </table:table-cell>
          <table:table-cell office:value-type="float" office:value="4293.3" calcext:value-type="float">
            <text:p>4293.3</text:p>
          </table:table-cell>
          <table:table-cell office:value-type="float" office:value="5033.2" calcext:value-type="float">
            <text:p>5033.2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top500.org/site/48418" xlink:type="simple">NCAR (National Center for Atmospheric Research)</text:a></text:p>
            <text:p>United States</text:p>
          </table:table-cell>
          <table:table-cell office:value-type="string" calcext:value-type="string">
            <text:p><text:a xlink:href="http://top500.org/system/177827" xlink:type="simple">Yellowstone- iDataPlex DX360M4, Xeon E5-2670 8C 2.600GHz, Infiniband FDR </text:a></text:p>
            <text:p>IBM</text:p>
          </table:table-cell>
          <table:table-cell office:value-type="float" office:value="72288" calcext:value-type="float">
            <text:p>7228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503.6" calcext:value-type="float">
            <text:p>1503.6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top500.org/site/50287" xlink:type="simple">National Supercomputing Centre in Shenzhen (NSCS)</text:a></text:p>
            <text:p>China</text:p>
          </table:table-cell>
          <table:table-cell office:value-type="string" calcext:value-type="string">
            <text:p><text:a xlink:href="http://top500.org/system/176819" xlink:type="simple">Nebulae- Dawning TC3600 Blade System, Xeon X5650 6C 2.66GHz, Infiniband QDR, NVIDIA 2050 </text:a></text:p>
            <text:p>Dawning</text:p>
          </table:table-cell>
          <table:table-cell office:value-type="float" office:value="120640" calcext:value-type="float">
            <text:p>120640</text:p>
          </table:table-cell>
          <table:table-cell office:value-type="float" office:value="1271" calcext:value-type="float">
            <text:p>1271</text:p>
          </table:table-cell>
          <table:table-cell office:value-type="float" office:value="2984.3" calcext:value-type="float">
            <text:p>2984.3</text:p>
          </table:table-cell>
          <table:table-cell office:value-type="float" office:value="2580" calcext:value-type="float">
            <text:p>258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top500.org/site/48331" xlink:type="simple">Max-Planck-Gesellschaft MPI/IPP</text:a></text:p>
            <text:p>Germany</text:p>
          </table:table-cell>
          <table:table-cell table:style-name="ce2" office:value-type="string" calcext:value-type="string">
            <text:p><text:a xlink:href="http://top500.org/system/178197" xlink:type="simple">iDataPlex DX360M4, Intel Xeon E5-2680v2 10C 2.800GHz, Infiniband FDR </text:a></text:p>
            <text:p>IBM</text:p>
          </table:table-cell>
          <table:table-cell office:value-type="float" office:value="65320" calcext:value-type="float">
            <text:p>65320</text:p>
          </table:table-cell>
          <table:table-cell office:value-type="float" office:value="1283.3" calcext:value-type="float">
            <text:p>1283.3</text:p>
          </table:table-cell>
          <table:table-cell office:value-type="float" office:value="1463.2" calcext:value-type="float">
            <text:p>1463.2</text:p>
          </table:table-cell>
          <table:table-cell office:value-type="float" office:value="1260" calcext:value-type="float">
            <text:p>1260</text:p>
          </table:table-cell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<text:a xlink:href="http://top500.org/site/47871" xlink:type="simple">Forschungszentrum Juelich (FZJ)</text:a></text:p>
            <text:p>Germany</text:p>
          </table:table-cell>
          <table:table-cell office:value-type="string" calcext:value-type="string">
            <text:p><text:a xlink:href="http://top500.org/system/177722" xlink:type="simple">JUQUEEN- BlueGene/Q, Power BQC 16C 1.600GHz, Custom Interconnect </text:a></text:p>
            <text:p>IBM</text:p>
          </table:table-cell>
          <table:table-cell office:value-type="float" office:value="458752" calcext:value-type="float">
            <text:p>458752</text:p>
          </table:table-cell>
          <table:table-cell office:value-type="float" office:value="5008.9" calcext:value-type="float">
            <text:p>5008.9</text:p>
          </table:table-cell>
          <table:table-cell office:value-type="float" office:value="5872" calcext:value-type="float">
            <text:p>5872</text:p>
          </table:table-cell>
          <table:table-cell office:value-type="float" office:value="2301" calcext:value-type="float">
            <text:p>230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top500.org/site/50414" xlink:type="simple">CEA/TGCC-GENCI</text:a></text:p>
            <text:p>France</text:p>
          </table:table-cell>
          <table:table-cell office:value-type="string" calcext:value-type="string">
            <text:p><text:a xlink:href="http://top500.org/system/177818" xlink:type="simple">Curie thin nodes- Bullx B510, Xeon E5-2680 8C 2.700GHz, Infiniband QDR </text:a></text:p>
            <text:p>Bull, Atos Group</text:p>
          </table:table-cell>
          <table:table-cell office:value-type="float" office:value="77184" calcext:value-type="float">
            <text:p>77184</text:p>
          </table:table-cell>
          <table:table-cell office:value-type="float" office:value="1359" calcext:value-type="float">
            <text:p>1359</text:p>
          </table:table-cell>
          <table:table-cell office:value-type="float" office:value="1667.2" calcext:value-type="float">
            <text:p>1667.2</text:p>
          </table:table-cell>
          <table:table-cell office:value-type="float" office:value="2251" calcext:value-type="float">
            <text:p>225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top500.org/site/49284" xlink:type="simple">Air Force Research Laboratory</text:a></text:p>
            <text:p>United States</text:p>
          </table:table-cell>
          <table:table-cell office:value-type="string" calcext:value-type="string">
            <text:p><text:a xlink:href="http://top500.org/system/177935" xlink:type="simple">Spirit- SGI ICE X, Xeon E5-2670 8C 2.600GHz, Infiniband FDR </text:a></text:p>
            <text:p>SGI</text:p>
          </table:table-cell>
          <table:table-cell office:value-type="float" office:value="73584" calcext:value-type="float">
            <text:p>73584</text:p>
          </table:table-cell>
          <table:table-cell office:value-type="float" office:value="1415.5" calcext:value-type="float">
            <text:p>1415.5</text:p>
          </table:table-cell>
          <table:table-cell office:value-type="float" office:value="1530.5" calcext:value-type="float">
            <text:p>1530.5</text:p>
          </table:table-cell>
          <table:table-cell office:value-type="float" office:value="1606" calcext:value-type="float">
            <text:p>160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top500.org/site/47670" xlink:type="simple">Science and Technology Facilities Council - Daresbury Laboratory</text:a></text:p>
            <text:p>United Kingdom</text:p>
          </table:table-cell>
          <table:table-cell office:value-type="string" calcext:value-type="string">
            <text:p><text:a xlink:href="http://top500.org/system/177723" xlink:type="simple">Blue Joule- BlueGene/Q, Power BQC 16C 1.60GHz, Custom </text:a></text:p>
            <text:p>IBM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1.1" calcext:value-type="float">
            <text:p>1431.1</text:p>
          </table:table-cell>
          <table:table-cell office:value-type="float" office:value="1677.7" calcext:value-type="float">
            <text:p>1677.7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<text:a xlink:href="http://top500.org/site/48958" xlink:type="simple">Texas Advanced Computing Center/Univ. of Texas</text:a></text:p>
            <text:p>United States</text:p>
          </table:table-cell>
          <table:table-cell office:value-type="string" calcext:value-type="string">
            <text:p><text:a xlink:href="http://top500.org/system/177931" xlink:type="simple">Stampede- PowerEdge C8220, Xeon E5-2680 8C 2.700GHz, Infiniband FDR, Intel Xeon Phi SE10P </text:a></text:p>
            <text:p>Dell</text:p>
          </table:table-cell>
          <table:table-cell office:value-type="float" office:value="462462" calcext:value-type="float">
            <text:p>462462</text:p>
          </table:table-cell>
          <table:table-cell office:value-type="float" office:value="5168.1" calcext:value-type="float">
            <text:p>5168.1</text:p>
          </table:table-cell>
          <table:table-cell office:value-type="float" office:value="8520.1" calcext:value-type="float">
            <text:p>8520.1</text:p>
          </table:table-cell>
          <table:table-cell office:value-type="float" office:value="4510" calcext:value-type="float">
            <text:p>451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top500.org/site/50515" xlink:type="simple">IBM Development Engineering</text:a></text:p>
            <text:p>United States</text:p>
          </table:table-cell>
          <table:table-cell table:style-name="ce2" office:value-type="string" calcext:value-type="string">
            <text:p><text:a xlink:href="http://top500.org/system/178322" xlink:type="simple">Power 775, POWER7 8C 3.836GHz, Custom Interconnect </text:a></text:p>
            <text:p>IBM</text:p>
          </table:table-cell>
          <table:table-cell office:value-type="float" office:value="62944" calcext:value-type="float">
            <text:p>62944</text:p>
          </table:table-cell>
          <table:table-cell office:value-type="float" office:value="1587" calcext:value-type="float">
            <text:p>1587</text:p>
          </table:table-cell>
          <table:table-cell office:value-type="float" office:value="1931.6" calcext:value-type="float">
            <text:p>1931.6</text:p>
          </table:table-cell>
          <table:table-cell office:value-type="float" office:value="3576" calcext:value-type="float">
            <text:p>357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top500.org/site/50203" xlink:type="simple">Grand Equipement National de Calcul Intensif - Centre Informatique National de l'Enseignement Suprieur (GENCI-CINES)</text:a></text:p>
            <text:p>France</text:p>
          </table:table-cell>
          <table:table-cell office:value-type="string" calcext:value-type="string">
            <text:p><text:a xlink:href="http://top500.org/system/178465" xlink:type="simple">Occigen- bullx DLC, Xeon E5-2690v3 12C 2.6GHz, Infiniband FDR </text:a></text:p>
            <text:p>Bull, Atos Group</text:p>
          </table:table-cell>
          <table:table-cell office:value-type="float" office:value="50544" calcext:value-type="float">
            <text:p>50544</text:p>
          </table:table-cell>
          <table:table-cell office:value-type="float" office:value="1628.8" calcext:value-type="float">
            <text:p>1628.8</text:p>
          </table:table-cell>
          <table:table-cell office:value-type="float" office:value="2102.6" calcext:value-type="float">
            <text:p>2102.6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<text:a xlink:href="http://top500.org/site/50205" xlink:type="simple">King Abdullah University of Science and Technology</text:a></text:p>
            <text:p>Saudi Arabia</text:p>
          </table:table-cell>
          <table:table-cell office:value-type="string" calcext:value-type="string">
            <text:p><text:a xlink:href="http://top500.org/system/178515" xlink:type="simple">Shaheen II- Cray XC40, Xeon E5-2698v3 16C 2.3GHz, Aries interconnect </text:a></text:p>
            <text:p>Cray Inc.</text:p>
          </table:table-cell>
          <table:table-cell office:value-type="float" office:value="196608" calcext:value-type="float">
            <text:p>196608</text:p>
          </table:table-cell>
          <table:table-cell office:value-type="float" office:value="5537" calcext:value-type="float">
            <text:p>5537</text:p>
          </table:table-cell>
          <table:table-cell office:value-type="float" office:value="7235.2" calcext:value-type="float">
            <text:p>7235.2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top500.org/site/47495" xlink:type="simple">CINECA</text:a></text:p>
            <text:p>Italy</text:p>
          </table:table-cell>
          <table:table-cell office:value-type="string" calcext:value-type="string">
            <text:p><text:a xlink:href="http://top500.org/system/177720" xlink:type="simple">Fermi- BlueGene/Q, Power BQC 16C 1.60GHz, Custom </text:a></text:p>
            <text:p>IBM</text:p>
          </table:table-cell>
          <table:table-cell office:value-type="float" office:value="163840" calcext:value-type="float">
            <text:p>163840</text:p>
          </table:table-cell>
          <table:table-cell office:value-type="float" office:value="1788.9" calcext:value-type="float">
            <text:p>1788.9</text:p>
          </table:table-cell>
          <table:table-cell office:value-type="float" office:value="2097.2" calcext:value-type="float">
            <text:p>2097.2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  <text:p>Switzerland</text:p>
          </table:table-cell>
          <table:table-cell office:value-type="string" calcext:value-type="string">
            <text:p><text:a xlink:href="http://top500.org/system/177824" xlink:type="simple">Piz Daint- Cray XC30, Xeon E5-2670 8C 2.600GHz, Aries interconnect , NVIDIA K20x </text:a></text:p>
            <text:p>Cray Inc.</text:p>
          </table:table-cell>
          <table:table-cell office:value-type="float" office:value="115984" calcext:value-type="float">
            <text:p>115984</text:p>
          </table:table-cell>
          <table:table-cell office:value-type="float" office:value="6271" calcext:value-type="float">
            <text:p>6271</text:p>
          </table:table-cell>
          <table:table-cell office:value-type="float" office:value="7788.9" calcext:value-type="float">
            <text:p>7788.9</text:p>
          </table:table-cell>
          <table:table-cell office:value-type="float" office:value="2325" calcext:value-type="float">
            <text:p>23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top500.org/site/50546" xlink:type="simple">LvLiang Cloud Computing Center</text:a></text:p>
            <text:p>China</text:p>
          </table:table-cell>
          <table:table-cell office:value-type="string" calcext:value-type="string">
            <text:p><text:a xlink:href="http://top500.org/system/178464" xlink:type="simple">Tianhe-2 LvLiang Solution- Tianhe-2 LvLiang, Intel Xeon E5-2692v2 12C 2.2GHz, TH Express-2, Intel Xeon Phi 31S1P </text:a></text:p>
            <text:p>NUDT</text:p>
          </table:table-cell>
          <table:table-cell office:value-type="float" office:value="174720" calcext:value-type="float">
            <text:p>174720</text:p>
          </table:table-cell>
          <table:table-cell office:value-type="float" office:value="2071.4" calcext:value-type="float">
            <text:p>2071.4</text:p>
          </table:table-cell>
          <table:table-cell office:value-type="float" office:value="3074.5" calcext:value-type="float">
            <text:p>3074.5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top500.org/site/49546" xlink:type="simple">Total Exploration Production</text:a></text:p>
            <text:p>France</text:p>
          </table:table-cell>
          <table:table-cell office:value-type="string" calcext:value-type="string">
            <text:p><text:a xlink:href="http://top500.org/system/178071" xlink:type="simple">Pangea- SGI ICE X, Xeon E5-2670 8C 2.600GHz, Infiniband FDR </text:a></text:p>
            <text:p>SGI</text:p>
          </table:table-cell>
          <table:table-cell office:value-type="float" office:value="110400" calcext:value-type="float">
            <text:p>110400</text:p>
          </table:table-cell>
          <table:table-cell office:value-type="float" office:value="2098.1" calcext:value-type="float">
            <text:p>2098.1</text:p>
          </table:table-cell>
          <table:table-cell office:value-type="float" office:value="2296.3" calcext:value-type="float">
            <text:p>2296.3</text:p>
          </table:table-cell>
          <table:table-cell office:value-type="float" office:value="2118" calcext:value-type="float">
            <text:p>211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top500.org/site/48751" xlink:type="simple">Saudi Aramco</text:a></text:p>
            <text:p>Saudi Arabia</text:p>
          </table:table-cell>
          <table:table-cell office:value-type="string" calcext:value-type="string">
            <text:p><text:a xlink:href="http://top500.org/system/178606" xlink:type="simple">Makman-2- Dell PowerEdge R630, Xeon E5-2680v3 12C 2.5GHz, Infiniband QDR </text:a></text:p>
            <text:p>Dell</text:p>
          </table:table-cell>
          <table:table-cell office:value-type="float" office:value="76032" calcext:value-type="float">
            <text:p>76032</text:p>
          </table:table-cell>
          <table:table-cell office:value-type="float" office:value="2249.7" calcext:value-type="float">
            <text:p>2249.7</text:p>
          </table:table-cell>
          <table:table-cell office:value-type="float" office:value="3041.3" calcext:value-type="float">
            <text:p>3041.3</text:p>
          </table:table-cell>
          <table:table-cell office:value-type="float" office:value="1134" calcext:value-type="float">
            <text:p>1134</text:p>
          </table:table-cell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<text:a xlink:href="http://top500.org/site/48553" xlink:type="simple">DOE/SC/Oak Ridge National Laboratory</text:a></text:p>
            <text:p>United States</text:p>
          </table:table-cell>
          <table:table-cell office:value-type="string" calcext:value-type="string">
            <text:p><text:a xlink:href="http://top500.org/system/177975" xlink:type="simple">Titan- Cray XK7 , Opteron 6274 16C 2.200GHz, Cray Gemini interconnect, NVIDIA K20x </text:a></text:p>
            <text:p>Cray Inc.</text:p>
          </table:table-cell>
          <table:table-cell office:value-type="float" office:value="560640" calcext:value-type="float">
            <text:p>560640</text:p>
          </table:table-cell>
          <table:table-cell office:value-type="float" office:value="17590" calcext:value-type="float">
            <text:p>17590</text:p>
          </table:table-cell>
          <table:table-cell office:value-type="float" office:value="27112.5" calcext:value-type="float">
            <text:p>27112.5</text:p>
          </table:table-cell>
          <table:table-cell office:value-type="float" office:value="8209" calcext:value-type="float">
            <text:p>8209</text:p>
          </table:table-cell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<text:a xlink:href="http://top500.org/site/47347" xlink:type="simple">DOE/SC/Argonne National Laboratory</text:a></text:p>
            <text:p>United States</text:p>
          </table:table-cell>
          <table:table-cell office:value-type="string" calcext:value-type="string">
            <text:p><text:a xlink:href="http://top500.org/system/177718" xlink:type="simple">Mira- BlueGene/Q, Power BQC 16C 1.60GHz, Custom </text:a></text:p>
            <text:p>IBM</text:p>
          </table:table-cell>
          <table:table-cell office:value-type="float" office:value="786432" calcext:value-type="float">
            <text:p>786432</text:p>
          </table:table-cell>
          <table:table-cell office:value-type="float" office:value="8586.6" calcext:value-type="float">
            <text:p>8586.6</text:p>
          </table:table-cell>
          <table:table-cell office:value-type="float" office:value="10066.3" calcext:value-type="float">
            <text:p>10066.3</text:p>
          </table:table-cell>
          <table:table-cell office:value-type="float" office:value="3945" calcext:value-type="float">
            <text:p>394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top500.org/site/48611" xlink:type="simple">DOE/SC/Pacific Northwest National Laboratory</text:a></text:p>
            <text:p>United States</text:p>
          </table:table-cell>
          <table:table-cell office:value-type="string" calcext:value-type="string">
            <text:p><text:a xlink:href="http://top500.org/system/178250" xlink:type="simple">cascade- Atipa Visione IF442 Blade Server, Xeon E5-2670 8C 2.600GHz, Infiniband FDR, Intel Xeon Phi 5110P </text:a></text:p>
            <text:p>Atipa Technology</text:p>
          </table:table-cell>
          <table:table-cell office:value-type="float" office:value="194616" calcext:value-type="float">
            <text:p>194616</text:p>
          </table:table-cell>
          <table:table-cell office:value-type="float" office:value="2539.1" calcext:value-type="float">
            <text:p>2539.1</text:p>
          </table:table-cell>
          <table:table-cell office:value-type="float" office:value="3388" calcext:value-type="float">
            <text:p>3388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top500.org/site/50310" xlink:type="simple">National Supercomputing Center in Tianjin</text:a></text:p>
            <text:p>China</text:p>
          </table:table-cell>
          <table:table-cell office:value-type="string" calcext:value-type="string">
            <text:p><text:a xlink:href="http://top500.org/system/176929" xlink:type="simple">Tianhe-1A- NUDT YH MPP, Xeon X5670 6C 2.93 GHz, NVIDIA 2050 </text:a></text:p>
            <text:p>NUDT</text:p>
          </table:table-cell>
          <table:table-cell office:value-type="float" office:value="186368" calcext:value-type="float">
            <text:p>186368</text:p>
          </table:table-cell>
          <table:table-cell office:value-type="float" office:value="2566" calcext:value-type="float">
            <text:p>2566</text:p>
          </table:table-cell>
          <table:table-cell office:value-type="float" office:value="4701" calcext:value-type="float">
            <text:p>4701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top500.org/site/50543" xlink:type="simple">HLRS - Höchstleistungsrechenzentrum Stuttgart</text:a></text:p>
            <text:p>Germany</text:p>
          </table:table-cell>
          <table:table-cell office:value-type="string" calcext:value-type="string">
            <text:p><text:a xlink:href="http://top500.org/system/178446" xlink:type="simple">Hornet- Cray XC40, Xeon E5-2680v3 12C 2.5GHz, Aries interconnect </text:a></text:p>
            <text:p>Cray Inc.</text:p>
          </table:table-cell>
          <table:table-cell office:value-type="float" office:value="94608" calcext:value-type="float">
            <text:p>94608</text:p>
          </table:table-cell>
          <table:table-cell office:value-type="float" office:value="2763" calcext:value-type="float">
            <text:p>2763</text:p>
          </table:table-cell>
          <table:table-cell office:value-type="float" office:value="3784.3" calcext:value-type="float">
            <text:p>3784.3</text:p>
          </table:table-cell>
          <table:table-cell office:value-type="float" office:value="1512" calcext:value-type="float">
            <text:p>151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top500.org/site/47912" xlink:type="simple">GSIC Center, Tokyo Institute of Technology</text:a></text:p>
            <text:p>Japan</text:p>
          </table:table-cell>
          <table:table-cell office:value-type="string" calcext:value-type="string">
            <text:p><text:a xlink:href="http://top500.org/system/178249" xlink:type="simple">TSUBAME 2.5- Cluster Platform SL390s G7, Xeon X5670 6C 2.93GHz, Infiniband QDR, NVIDIA K20x </text:a></text:p>
            <text:p>NEC/HP</text:p>
          </table:table-cell>
          <table:table-cell office:value-type="float" office:value="76032" calcext:value-type="float">
            <text:p>76032</text:p>
          </table:table-cell>
          <table:table-cell office:value-type="float" office:value="2785" calcext:value-type="float">
            <text:p>2785</text:p>
          </table:table-cell>
          <table:table-cell office:value-type="float" office:value="5735.7" calcext:value-type="float">
            <text:p>5735.7</text:p>
          </table:table-cell>
          <table:table-cell office:value-type="float" office:value="1399" calcext:value-type="float">
            <text:p>139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top500.org/site/48248" xlink:type="simple">Leibniz Rechenzentrum</text:a></text:p>
            <text:p>Germany</text:p>
          </table:table-cell>
          <table:table-cell office:value-type="string" calcext:value-type="string">
            <text:p><text:a xlink:href="http://top500.org/system/178544" xlink:type="simple">SuperMUC Phase 2- IBM NeXtScale nx360M5, Xeon E5-2697v3 14C 2.6GHz, Infiniband FDR14 </text:a></text:p>
            <text:p>Lenovo/IBM</text:p>
          </table:table-cell>
          <table:table-cell office:value-type="float" office:value="86016" calcext:value-type="float">
            <text:p>86016</text:p>
          </table:table-cell>
          <table:table-cell office:value-type="float" office:value="2813.6" calcext:value-type="float">
            <text:p>2813.6</text:p>
          </table:table-cell>
          <table:table-cell office:value-type="float" office:value="3578.3" calcext:value-type="float">
            <text:p>3578.3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<text:a xlink:href="http://top500.org/site/50313" xlink:type="simple">RIKEN Advanced Institute for Computational Science (AICS)</text:a></text:p>
            <text:p>Japan</text:p>
          </table:table-cell>
          <table:table-cell table:style-name="ce2" office:value-type="string" calcext:value-type="string">
            <text:p><text:a xlink:href="http://top500.org/system/177232" xlink:type="simple">K computer, SPARC64 VIIIfx 2.0GHz, Tofu interconnect </text:a></text:p>
            <text:p>Fujitsu</text:p>
          </table:table-cell>
          <table:table-cell office:value-type="float" office:value="705024" calcext:value-type="float">
            <text:p>705024</text:p>
          </table:table-cell>
          <table:table-cell office:value-type="float" office:value="10510" calcext:value-type="float">
            <text:p>10510</text:p>
          </table:table-cell>
          <table:table-cell office:value-type="float" office:value="11280.4" calcext:value-type="float">
            <text:p>11280.4</text:p>
          </table:table-cell>
          <table:table-cell office:value-type="float" office:value="12660" calcext:value-type="float">
            <text:p>12660</text:p>
          </table:table-cell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<text:a xlink:href="http://top500.org/site/49763" xlink:type="simple">DOE/NNSA/LLNL</text:a></text:p>
            <text:p>United States</text:p>
          </table:table-cell>
          <table:table-cell office:value-type="string" calcext:value-type="string">
            <text:p><text:a xlink:href="http://top500.org/system/177556" xlink:type="simple">Sequoia- BlueGene/Q, Power BQC 16C 1.60 GHz, Custom </text:a></text:p>
            <text:p>IBM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17173.2" calcext:value-type="float">
            <text:p>17173.2</text:p>
          </table:table-cell>
          <table:table-cell office:value-type="float" office:value="20132.7" calcext:value-type="float">
            <text:p>20132.7</text:p>
          </table:table-cell>
          <table:table-cell office:value-type="float" office:value="7890" calcext:value-type="float">
            <text:p>7890</text:p>
          </table:table-cell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<text:a xlink:href="http://top500.org/site/50365" xlink:type="simple">National Super Computer Center in Guangzhou</text:a></text:p>
            <text:p>China</text:p>
          </table:table-cell>
          <table:table-cell office:value-type="string" calcext:value-type="string">
            <text:p><text:a xlink:href="http://top500.org/system/177999" xlink:type="simple">Tianhe-2 (MilkyWay-2)- TH-IVB-FEP Cluster, Intel Xeon E5-2692 12C 2.200GHz, TH Express-2, Intel Xeon Phi 31S1P </text:a></text:p>
            <text:p>NUDT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33862.7" calcext:value-type="float">
            <text:p>33862.7</text:p>
          </table:table-cell>
          <table:table-cell office:value-type="float" office:value="54902.4" calcext:value-type="float">
            <text:p>54902.4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5">
          <table:table-cell table:style-name="Default" table:number-columns-repeated="3"/>
          <table:table-cell table:style-name="Default" table:formula="of:=MAX([.D2:.D67])" office:value-type="float" office:value="3120000" calcext:value-type="float">
            <text:p>3120000</text:p>
          </table:table-cell>
          <table:table-cell table:style-name="Default" table:formula="of:=MAX([.E2:.E67])" office:value-type="float" office:value="33862.7" calcext:value-type="float">
            <text:p>33862.7</text:p>
          </table:table-cell>
          <table:table-cell table:style-name="Default" table:formula="of:=MAX([.F2:.F67])" office:value-type="float" office:value="54902.4" calcext:value-type="float">
            <text:p>54902.4</text:p>
          </table:table-cell>
          <table:table-cell table:style-name="Default" table:formula="of:=MAX([.G2:.G67])" office:value-type="float" office:value="17808" calcext:value-type="float">
            <text:p>17808</text:p>
          </table:table-cell>
        </table:table-row>
        <table:table-row table:style-name="ro5">
          <table:table-cell table:style-name="Default" table:number-columns-repeated="3"/>
          <table:table-cell table:style-name="Default" table:formula="of:=MAX([.D3:.D68])" office:value-type="float" office:value="3120000" calcext:value-type="float">
            <text:p>3120000</text:p>
          </table:table-cell>
          <table:table-cell table:style-name="Default" table:formula="of:=MAX([.E3:.E68])" office:value-type="float" office:value="33862.7" calcext:value-type="float">
            <text:p>33862.7</text:p>
          </table:table-cell>
          <table:table-cell table:style-name="Default" table:formula="of:=MAX([.F3:.F68])" office:value-type="float" office:value="54902.4" calcext:value-type="float">
            <text:p>54902.4</text:p>
          </table:table-cell>
          <table:table-cell table:style-name="Default" table:formula="of:=MAX([.G3:.G68])" office:value-type="float" office:value="17808" calcext:value-type="float">
            <text:p>17808</text:p>
          </table:table-cell>
        </table:table-row>
      </table:table>
      <table:named-expressions>
        <table:named-range table:name="cores" table:base-cell-address="$Sheet1.$D$2" table:cell-range-address="$Sheet1.$D$2:.$D$67"/>
        <table:named-range table:name="power" table:base-cell-address="$Sheet1.$G$2" table:cell-range-address="$Sheet1.$G$2:.$G$67"/>
        <table:named-range table:name="rank" table:base-cell-address="$Sheet1.$A$2" table:cell-range-address="$Sheet1.$A$2:.$A$67"/>
        <table:named-range table:name="rmax" table:base-cell-address="$Sheet1.$E$2" table:cell-range-address="$Sheet1.$E$2:.$E$67"/>
      </table:named-expressions>
      <table:database-ranges>
        <table:database-range table:name="__Anonymous_Sheet_DB__0" table:target-range-address="Sheet1.A1:Sheet1.G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7:59:48.21943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7T22:29:43.672044352</meta:creation-date>
    <dc:date>2016-03-04T18:02:03.444718445</dc:date>
    <meta:editing-duration>PT2H34M58S</meta:editing-duration>
    <meta:editing-cycles>20</meta:editing-cycles>
    <meta:generator>LibreOffice/5.0.5.2$Linux_x86 LibreOffice_project/00m0$Build-2</meta:generator>
    <meta:document-statistic meta:table-count="1" meta:cell-count="4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true" chart:min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000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ff3333" draw:fill-color="#004586" draw:opacity="20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8cm" chart:symbol-height="0.18cm" chart:link-data-style-to-source="true"/>
      <style:graphic-properties svg:stroke-color="#ff3333" draw:fill-color="#ff420e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column-mapping="3 1 0 2 0" chart:style-name="ch1">
        <chart:plot-area chart:style-name="ch2" table:cell-range-address="Sheet1.D2:Sheet1.G67" svg:x="0.32cm" svg:y="0.18cm" svg:width="15.36cm" svg:height="8.64cm">
          <chartooo:coordinate-region svg:x="1.497cm" svg:y="0.38cm" svg:width="13.44cm" svg:height="7.794cm"/>
          <chart:axis chart:dimension="x" chart:name="primary-x" chart:style-name="ch3"/>
          <chart:axis chart:dimension="x" chart:name="secondary-x" chart:style-name="ch4"/>
          <chart:axis chart:dimension="y" chart:name="primary-y" chart:style-name="ch3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D2:Sheet1.D67" chart:class="chart:bubble">
            <chart:domain table:cell-range-address="Sheet1.E2:Sheet1.E67"/>
            <chart:domain table:cell-range-address="Sheet1.G2:Sheet1.G67"/>
            <chart:data-point chart:repeated="66"/>
          </chart:series>
          <chart:series chart:attached-axis="primary-y" chart:style-name="ch8" chart:values-cell-range-address="Sheet1.D2:Sheet1.D67" chart:class="chart:bubble">
            <chart:domain table:cell-range-address="Sheet1.F2:Sheet1.F67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3">
                <text:p>3423</text:p>
                <draw:g>
                  <svg:desc>Sheet1.G2:Sheet1.G67</svg:desc>
                </draw:g>
              </table:table-cell>
              <table:table-cell office:value-type="float" office:value="2897">
                <text:p>2897</text:p>
                <draw:g>
                  <svg:desc>Sheet1.E2:Sheet1.E67</svg:desc>
                </draw:g>
              </table:table-cell>
              <table:table-cell office:value-type="float" office:value="147456">
                <text:p>147456</text:p>
                <draw:g>
                  <svg:desc>Sheet1.D2:Sheet1.D67</svg:desc>
                </draw:g>
              </table:table-cell>
              <table:table-cell office:value-type="float" office:value="3185.1">
                <text:p>3185.1</text:p>
                <draw:g>
                  <svg:desc>Sheet1.F2:Sheet1.F67</svg:desc>
                </draw:g>
              </table:table-cell>
              <table:table-cell office:value-type="float" office:value="147456">
                <text:p>147456</text:p>
                <draw:g>
                  <svg:desc>Sheet1.D2:Sheet1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715.6">
                <text:p>715.6</text:p>
              </table:table-cell>
              <table:table-cell office:value-type="float" office:value="65536">
                <text:p>65536</text:p>
              </table:table-cell>
              <table:table-cell office:value-type="float" office:value="838.9">
                <text:p>838.9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">
                <text:p>328</text:p>
              </table:table-cell>
              <table:table-cell office:value-type="float" office:value="715.6">
                <text:p>715.6</text:p>
              </table:table-cell>
              <table:table-cell office:value-type="float" office:value="65536">
                <text:p>65536</text:p>
              </table:table-cell>
              <table:table-cell office:value-type="float" office:value="838.9">
                <text:p>838.9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715.6">
                <text:p>715.6</text:p>
              </table:table-cell>
              <table:table-cell office:value-type="float" office:value="65536">
                <text:p>65536</text:p>
              </table:table-cell>
              <table:table-cell office:value-type="float" office:value="838.9">
                <text:p>838.9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715.6">
                <text:p>715.6</text:p>
              </table:table-cell>
              <table:table-cell office:value-type="float" office:value="65536">
                <text:p>65536</text:p>
              </table:table-cell>
              <table:table-cell office:value-type="float" office:value="838.9">
                <text:p>838.9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0">
                <text:p>790</text:p>
              </table:table-cell>
              <table:table-cell office:value-type="float" office:value="719.2">
                <text:p>719.2</text:p>
              </table:table-cell>
              <table:table-cell office:value-type="float" office:value="38016">
                <text:p>38016</text:p>
              </table:table-cell>
              <table:table-cell office:value-type="float" office:value="790.7">
                <text:p>790.7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738">
                <text:p>738</text:p>
              </table:table-cell>
              <table:table-cell office:value-type="float" office:value="24912">
                <text:p>24912</text:p>
              </table:table-cell>
              <table:table-cell office:value-type="float" office:value="996.5">
                <text:p>996.5</text:p>
              </table:table-cell>
              <table:table-cell office:value-type="float" office:value="24912">
                <text:p>2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">
                <text:p>405</text:p>
              </table:table-cell>
              <table:table-cell office:value-type="float" office:value="741.7">
                <text:p>741.7</text:p>
              </table:table-cell>
              <table:table-cell office:value-type="float" office:value="25056">
                <text:p>25056</text:p>
              </table:table-cell>
              <table:table-cell office:value-type="float" office:value="1002.2">
                <text:p>1002.2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">
                <text:p>366</text:p>
              </table:table-cell>
              <table:table-cell office:value-type="float" office:value="746">
                <text:p>746</text:p>
              </table:table-cell>
              <table:table-cell office:value-type="float" office:value="55664">
                <text:p>55664</text:p>
              </table:table-cell>
              <table:table-cell office:value-type="float" office:value="998.5">
                <text:p>998.5</text:p>
              </table:table-cell>
              <table:table-cell office:value-type="float" office:value="55664">
                <text:p>5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">
                <text:p>387</text:p>
              </table:table-cell>
              <table:table-cell office:value-type="float" office:value="758.9">
                <text:p>758.9</text:p>
              </table:table-cell>
              <table:table-cell office:value-type="float" office:value="51392">
                <text:p>51392</text:p>
              </table:table-cell>
              <table:table-cell office:value-type="float" office:value="933.5">
                <text:p>933.5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5">
                <text:p>685</text:p>
              </table:table-cell>
              <table:table-cell office:value-type="float" office:value="767.5">
                <text:p>767.5</text:p>
              </table:table-cell>
              <table:table-cell office:value-type="float" office:value="35640">
                <text:p>35640</text:p>
              </table:table-cell>
              <table:table-cell office:value-type="float" office:value="798.3">
                <text:p>798.3</text:p>
              </table:table-cell>
              <table:table-cell office:value-type="float" office:value="35640">
                <text:p>356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5">
                <text:p>1155</text:p>
              </table:table-cell>
              <table:table-cell office:value-type="float" office:value="771.7">
                <text:p>771.7</text:p>
              </table:table-cell>
              <table:table-cell office:value-type="float" office:value="53248">
                <text:p>53248</text:p>
              </table:table-cell>
              <table:table-cell office:value-type="float" office:value="1342.8">
                <text:p>1342.8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4">
                <text:p>924</text:p>
              </table:table-cell>
              <table:table-cell office:value-type="float" office:value="773.7">
                <text:p>773.7</text:p>
              </table:table-cell>
              <table:table-cell office:value-type="float" office:value="46208">
                <text:p>46208</text:p>
              </table:table-cell>
              <table:table-cell office:value-type="float" office:value="961.1">
                <text:p>961.1</text:p>
              </table:table-cell>
              <table:table-cell office:value-type="float" office:value="46208">
                <text:p>46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777.4">
                <text:p>777.4</text:p>
              </table:table-cell>
              <table:table-cell office:value-type="float" office:value="15552">
                <text:p>15552</text:p>
              </table:table-cell>
              <table:table-cell office:value-type="float" office:value="1100.2">
                <text:p>1100.2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4">
                <text:p>1074</text:p>
              </table:table-cell>
              <table:table-cell office:value-type="float" office:value="795.9">
                <text:p>795.9</text:p>
              </table:table-cell>
              <table:table-cell office:value-type="float" office:value="137200">
                <text:p>137200</text:p>
              </table:table-cell>
              <table:table-cell office:value-type="float" office:value="1070.2">
                <text:p>1070.2</text:p>
              </table:table-cell>
              <table:table-cell office:value-type="float" office:value="137200">
                <text:p>137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7">
                <text:p>1227</text:p>
              </table:table-cell>
              <table:table-cell office:value-type="float" office:value="3188">
                <text:p>3188</text:p>
              </table:table-cell>
              <table:table-cell office:value-type="float" office:value="72000">
                <text:p>72000</text:p>
              </table:table-cell>
              <table:table-cell office:value-type="float" office:value="4605">
                <text:p>460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9">
                <text:p>569</text:p>
              </table:table-cell>
              <table:table-cell office:value-type="float" office:value="801.4">
                <text:p>801.4</text:p>
              </table:table-cell>
              <table:table-cell office:value-type="float" office:value="25440">
                <text:p>25440</text:p>
              </table:table-cell>
              <table:table-cell office:value-type="float" office:value="1058.3">
                <text:p>1058.3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1">
                <text:p>411</text:p>
              </table:table-cell>
              <table:table-cell office:value-type="float" office:value="894.4">
                <text:p>894.4</text:p>
              </table:table-cell>
              <table:table-cell office:value-type="float" office:value="81920">
                <text:p>81920</text:p>
              </table:table-cell>
              <table:table-cell office:value-type="float" office:value="1048.6">
                <text:p>1048.6</text:p>
              </table:table-cell>
              <table:table-cell office:value-type="float" office:value="81920">
                <text:p>819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901.9">
                <text:p>901.9</text:p>
              </table:table-cell>
              <table:table-cell office:value-type="float" office:value="78660">
                <text:p>78660</text:p>
              </table:table-cell>
              <table:table-cell office:value-type="float" office:value="1700.2">
                <text:p>1700.2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6">
                <text:p>1016</text:p>
              </table:table-cell>
              <table:table-cell office:value-type="float" office:value="925.1">
                <text:p>925.1</text:p>
              </table:table-cell>
              <table:table-cell office:value-type="float" office:value="48896">
                <text:p>48896</text:p>
              </table:table-cell>
              <table:table-cell office:value-type="float" office:value="1017">
                <text:p>1017</text:p>
              </table:table-cell>
              <table:table-cell office:value-type="float" office:value="48896">
                <text:p>48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521">
                <text:p>3521</text:p>
              </table:table-cell>
              <table:table-cell office:value-type="float" office:value="265440">
                <text:p>265440</text:p>
              </table:table-cell>
              <table:table-cell office:value-type="float" office:value="4470.4">
                <text:p>4470.4</text:p>
              </table:table-cell>
              <table:table-cell office:value-type="float" office:value="265440">
                <text:p>2654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958.7">
                <text:p>958.7</text:p>
              </table:table-cell>
              <table:table-cell office:value-type="float" office:value="44520">
                <text:p>44520</text:p>
              </table:table-cell>
              <table:table-cell office:value-type="float" office:value="997.2">
                <text:p>997.2</text:p>
              </table:table-cell>
              <table:table-cell office:value-type="float" office:value="44520">
                <text:p>44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0">
                <text:p>510</text:p>
              </table:table-cell>
              <table:table-cell office:value-type="float" office:value="976.8">
                <text:p>976.8</text:p>
              </table:table-cell>
              <table:table-cell office:value-type="float" office:value="77520">
                <text:p>77520</text:p>
              </table:table-cell>
              <table:table-cell office:value-type="float" office:value="1341.1">
                <text:p>1341.1</text:p>
              </table:table-cell>
              <table:table-cell office:value-type="float" office:value="77520">
                <text:p>77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9">
                <text:p>1499</text:p>
              </table:table-cell>
              <table:table-cell office:value-type="float" office:value="3577">
                <text:p>3577</text:p>
              </table:table-cell>
              <table:table-cell office:value-type="float" office:value="72800">
                <text:p>72800</text:p>
              </table:table-cell>
              <table:table-cell office:value-type="float" office:value="6131.8">
                <text:p>6131.8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0">
                <text:p>620</text:p>
              </table:table-cell>
              <table:table-cell office:value-type="float" office:value="1029.9">
                <text:p>1029.9</text:p>
              </table:table-cell>
              <table:table-cell office:value-type="float" office:value="34656">
                <text:p>34656</text:p>
              </table:table-cell>
              <table:table-cell office:value-type="float" office:value="1386.2">
                <text:p>1386.2</text:p>
              </table:table-cell>
              <table:table-cell office:value-type="float" office:value="34656">
                <text:p>34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9">
                <text:p>1499</text:p>
              </table:table-cell>
              <table:table-cell office:value-type="float" office:value="3577">
                <text:p>3577</text:p>
              </table:table-cell>
              <table:table-cell office:value-type="float" office:value="72800">
                <text:p>72800</text:p>
              </table:table-cell>
              <table:table-cell office:value-type="float" office:value="6131.8">
                <text:p>6131.8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7">
                <text:p>1177</text:p>
              </table:table-cell>
              <table:table-cell office:value-type="float" office:value="1043">
                <text:p>1043</text:p>
              </table:table-cell>
              <table:table-cell office:value-type="float" office:value="76800">
                <text:p>76800</text:p>
              </table:table-cell>
              <table:table-cell office:value-type="float" office:value="1135.4">
                <text:p>1135.4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0">
                <text:p>4590</text:p>
              </table:table-cell>
              <table:table-cell office:value-type="float" office:value="1050">
                <text:p>1050</text:p>
              </table:table-cell>
              <table:table-cell office:value-type="float" office:value="138368">
                <text:p>138368</text:p>
              </table:table-cell>
              <table:table-cell office:value-type="float" office:value="1254.5">
                <text:p>1254.5</text:p>
              </table:table-cell>
              <table:table-cell office:value-type="float" office:value="138368">
                <text:p>138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1052">
                <text:p>1052</text:p>
              </table:table-cell>
              <table:table-cell office:value-type="float" office:value="23040">
                <text:p>23040</text:p>
              </table:table-cell>
              <table:table-cell office:value-type="float" office:value="1473.6">
                <text:p>1473.6</text:p>
              </table:table-cell>
              <table:table-cell office:value-type="float" office:value="23040">
                <text:p>230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1054">
                <text:p>1054</text:p>
              </table:table-cell>
              <table:table-cell office:value-type="float" office:value="153408">
                <text:p>153408</text:p>
              </table:table-cell>
              <table:table-cell office:value-type="float" office:value="1288.6">
                <text:p>1288.6</text:p>
              </table:table-cell>
              <table:table-cell office:value-type="float" office:value="153408">
                <text:p>153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3">
                <text:p>493</text:p>
              </table:table-cell>
              <table:table-cell office:value-type="float" office:value="1073.3">
                <text:p>1073.3</text:p>
              </table:table-cell>
              <table:table-cell office:value-type="float" office:value="98304">
                <text:p>98304</text:p>
              </table:table-cell>
              <table:table-cell office:value-type="float" office:value="1258.3">
                <text:p>1258.3</text:p>
              </table:table-cell>
              <table:table-cell office:value-type="float" office:value="98304">
                <text:p>98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0">
                <text:p>1800</text:p>
              </table:table-cell>
              <table:table-cell office:value-type="float" office:value="4042.5">
                <text:p>4042.5</text:p>
              </table:table-cell>
              <table:table-cell office:value-type="float" office:value="145920">
                <text:p>145920</text:p>
              </table:table-cell>
              <table:table-cell office:value-type="float" office:value="5369.9">
                <text:p>5369.9</text:p>
              </table:table-cell>
              <table:table-cell office:value-type="float" office:value="145920">
                <text:p>145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">
                <text:p>493</text:p>
              </table:table-cell>
              <table:table-cell office:value-type="float" office:value="1073.3">
                <text:p>1073.3</text:p>
              </table:table-cell>
              <table:table-cell office:value-type="float" office:value="98304">
                <text:p>98304</text:p>
              </table:table-cell>
              <table:table-cell office:value-type="float" office:value="1258.3">
                <text:p>1258.3</text:p>
              </table:table-cell>
              <table:table-cell office:value-type="float" office:value="98304">
                <text:p>98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6">
                <text:p>706</text:p>
              </table:table-cell>
              <table:table-cell office:value-type="float" office:value="1088.5">
                <text:p>1088.5</text:p>
              </table:table-cell>
              <table:table-cell office:value-type="float" office:value="38880">
                <text:p>38880</text:p>
              </table:table-cell>
              <table:table-cell office:value-type="float" office:value="1327.1">
                <text:p>1327.1</text:p>
              </table:table-cell>
              <table:table-cell office:value-type="float" office:value="38880">
                <text:p>38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80">
                <text:p>3980</text:p>
              </table:table-cell>
              <table:table-cell office:value-type="float" office:value="1110">
                <text:p>1110</text:p>
              </table:table-cell>
              <table:table-cell office:value-type="float" office:value="142272">
                <text:p>142272</text:p>
              </table:table-cell>
              <table:table-cell office:value-type="float" office:value="1365.8">
                <text:p>1365.8</text:p>
              </table:table-cell>
              <table:table-cell office:value-type="float" office:value="142272">
                <text:p>142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80">
                <text:p>3380</text:p>
              </table:table-cell>
              <table:table-cell office:value-type="float" office:value="4089.4">
                <text:p>4089.4</text:p>
              </table:table-cell>
              <table:table-cell office:value-type="float" office:value="185344">
                <text:p>185344</text:p>
              </table:table-cell>
              <table:table-cell office:value-type="float" office:value="4970.9">
                <text:p>4970.9</text:p>
              </table:table-cell>
              <table:table-cell office:value-type="float" office:value="185344">
                <text:p>185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1">
                <text:p>581</text:p>
              </table:table-cell>
              <table:table-cell office:value-type="float" office:value="1178.3">
                <text:p>1178.3</text:p>
              </table:table-cell>
              <table:table-cell office:value-type="float" office:value="38016">
                <text:p>38016</text:p>
              </table:table-cell>
              <table:table-cell office:value-type="float" office:value="1520.6">
                <text:p>1520.6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0">
                <text:p>2200</text:p>
              </table:table-cell>
              <table:table-cell office:value-type="float" office:value="1237">
                <text:p>1237</text:p>
              </table:table-cell>
              <table:table-cell office:value-type="float" office:value="70560">
                <text:p>70560</text:p>
              </table:table-cell>
              <table:table-cell office:value-type="float" office:value="1524.1">
                <text:p>1524.1</text:p>
              </table:table-cell>
              <table:table-cell office:value-type="float" office:value="70560">
                <text:p>70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">
                <text:p>680</text:p>
              </table:table-cell>
              <table:table-cell office:value-type="float" office:value="1250">
                <text:p>1250</text:p>
              </table:table-cell>
              <table:table-cell office:value-type="float" office:value="40608">
                <text:p>40608</text:p>
              </table:table-cell>
              <table:table-cell office:value-type="float" office:value="1689.3">
                <text:p>1689.3</text:p>
              </table:table-cell>
              <table:table-cell office:value-type="float" office:value="40608">
                <text:p>40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4293.3">
                <text:p>4293.3</text:p>
              </table:table-cell>
              <table:table-cell office:value-type="float" office:value="393216">
                <text:p>393216</text:p>
              </table:table-cell>
              <table:table-cell office:value-type="float" office:value="5033.2">
                <text:p>5033.2</text:p>
              </table:table-cell>
              <table:table-cell office:value-type="float" office:value="393216">
                <text:p>393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7">
                <text:p>1437</text:p>
              </table:table-cell>
              <table:table-cell office:value-type="float" office:value="1257.6">
                <text:p>1257.6</text:p>
              </table:table-cell>
              <table:table-cell office:value-type="float" office:value="72288">
                <text:p>72288</text:p>
              </table:table-cell>
              <table:table-cell office:value-type="float" office:value="1503.6">
                <text:p>1503.6</text:p>
              </table:table-cell>
              <table:table-cell office:value-type="float" office:value="72288">
                <text:p>72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0">
                <text:p>2580</text:p>
              </table:table-cell>
              <table:table-cell office:value-type="float" office:value="1271">
                <text:p>1271</text:p>
              </table:table-cell>
              <table:table-cell office:value-type="float" office:value="120640">
                <text:p>120640</text:p>
              </table:table-cell>
              <table:table-cell office:value-type="float" office:value="2984.3">
                <text:p>2984.3</text:p>
              </table:table-cell>
              <table:table-cell office:value-type="float" office:value="120640">
                <text:p>120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0">
                <text:p>1260</text:p>
              </table:table-cell>
              <table:table-cell office:value-type="float" office:value="1283.3">
                <text:p>1283.3</text:p>
              </table:table-cell>
              <table:table-cell office:value-type="float" office:value="65320">
                <text:p>65320</text:p>
              </table:table-cell>
              <table:table-cell office:value-type="float" office:value="1463.2">
                <text:p>1463.2</text:p>
              </table:table-cell>
              <table:table-cell office:value-type="float" office:value="65320">
                <text:p>65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1">
                <text:p>2301</text:p>
              </table:table-cell>
              <table:table-cell office:value-type="float" office:value="5008.9">
                <text:p>5008.9</text:p>
              </table:table-cell>
              <table:table-cell office:value-type="float" office:value="458752">
                <text:p>458752</text:p>
              </table:table-cell>
              <table:table-cell office:value-type="float" office:value="5872">
                <text:p>5872</text:p>
              </table:table-cell>
              <table:table-cell office:value-type="float" office:value="458752">
                <text:p>458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1">
                <text:p>2251</text:p>
              </table:table-cell>
              <table:table-cell office:value-type="float" office:value="1359">
                <text:p>1359</text:p>
              </table:table-cell>
              <table:table-cell office:value-type="float" office:value="77184">
                <text:p>77184</text:p>
              </table:table-cell>
              <table:table-cell office:value-type="float" office:value="1667.2">
                <text:p>1667.2</text:p>
              </table:table-cell>
              <table:table-cell office:value-type="float" office:value="77184">
                <text:p>77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6">
                <text:p>1606</text:p>
              </table:table-cell>
              <table:table-cell office:value-type="float" office:value="1415.5">
                <text:p>1415.5</text:p>
              </table:table-cell>
              <table:table-cell office:value-type="float" office:value="73584">
                <text:p>73584</text:p>
              </table:table-cell>
              <table:table-cell office:value-type="float" office:value="1530.5">
                <text:p>1530.5</text:p>
              </table:table-cell>
              <table:table-cell office:value-type="float" office:value="73584">
                <text:p>73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7">
                <text:p>657</text:p>
              </table:table-cell>
              <table:table-cell office:value-type="float" office:value="1431.1">
                <text:p>1431.1</text:p>
              </table:table-cell>
              <table:table-cell office:value-type="float" office:value="131072">
                <text:p>131072</text:p>
              </table:table-cell>
              <table:table-cell office:value-type="float" office:value="1677.7">
                <text:p>1677.7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10">
                <text:p>4510</text:p>
              </table:table-cell>
              <table:table-cell office:value-type="float" office:value="5168.1">
                <text:p>5168.1</text:p>
              </table:table-cell>
              <table:table-cell office:value-type="float" office:value="462462">
                <text:p>462462</text:p>
              </table:table-cell>
              <table:table-cell office:value-type="float" office:value="8520.1">
                <text:p>8520.1</text:p>
              </table:table-cell>
              <table:table-cell office:value-type="float" office:value="462462">
                <text:p>462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76">
                <text:p>3576</text:p>
              </table:table-cell>
              <table:table-cell office:value-type="float" office:value="1587">
                <text:p>1587</text:p>
              </table:table-cell>
              <table:table-cell office:value-type="float" office:value="62944">
                <text:p>62944</text:p>
              </table:table-cell>
              <table:table-cell office:value-type="float" office:value="1931.6">
                <text:p>1931.6</text:p>
              </table:table-cell>
              <table:table-cell office:value-type="float" office:value="62944">
                <text:p>62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5">
                <text:p>935</text:p>
              </table:table-cell>
              <table:table-cell office:value-type="float" office:value="1628.8">
                <text:p>1628.8</text:p>
              </table:table-cell>
              <table:table-cell office:value-type="float" office:value="50544">
                <text:p>50544</text:p>
              </table:table-cell>
              <table:table-cell office:value-type="float" office:value="2102.6">
                <text:p>2102.6</text:p>
              </table:table-cell>
              <table:table-cell office:value-type="float" office:value="50544">
                <text:p>505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4">
                <text:p>2834</text:p>
              </table:table-cell>
              <table:table-cell office:value-type="float" office:value="5537">
                <text:p>5537</text:p>
              </table:table-cell>
              <table:table-cell office:value-type="float" office:value="196608">
                <text:p>196608</text:p>
              </table:table-cell>
              <table:table-cell office:value-type="float" office:value="7235.2">
                <text:p>7235.2</text:p>
              </table:table-cell>
              <table:table-cell office:value-type="float" office:value="196608">
                <text:p>196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1788.9">
                <text:p>1788.9</text:p>
              </table:table-cell>
              <table:table-cell office:value-type="float" office:value="163840">
                <text:p>163840</text:p>
              </table:table-cell>
              <table:table-cell office:value-type="float" office:value="2097.2">
                <text:p>2097.2</text:p>
              </table:table-cell>
              <table:table-cell office:value-type="float" office:value="163840">
                <text:p>163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5">
                <text:p>2325</text:p>
              </table:table-cell>
              <table:table-cell office:value-type="float" office:value="6271">
                <text:p>6271</text:p>
              </table:table-cell>
              <table:table-cell office:value-type="float" office:value="115984">
                <text:p>115984</text:p>
              </table:table-cell>
              <table:table-cell office:value-type="float" office:value="7788.9">
                <text:p>7788.9</text:p>
              </table:table-cell>
              <table:table-cell office:value-type="float" office:value="115984">
                <text:p>115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7">
                <text:p>997</text:p>
              </table:table-cell>
              <table:table-cell office:value-type="float" office:value="2071.4">
                <text:p>2071.4</text:p>
              </table:table-cell>
              <table:table-cell office:value-type="float" office:value="174720">
                <text:p>174720</text:p>
              </table:table-cell>
              <table:table-cell office:value-type="float" office:value="3074.5">
                <text:p>3074.5</text:p>
              </table:table-cell>
              <table:table-cell office:value-type="float" office:value="174720">
                <text:p>1747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8">
                <text:p>2118</text:p>
              </table:table-cell>
              <table:table-cell office:value-type="float" office:value="2098.1">
                <text:p>2098.1</text:p>
              </table:table-cell>
              <table:table-cell office:value-type="float" office:value="110400">
                <text:p>110400</text:p>
              </table:table-cell>
              <table:table-cell office:value-type="float" office:value="2296.3">
                <text:p>2296.3</text:p>
              </table:table-cell>
              <table:table-cell office:value-type="float" office:value="110400">
                <text:p>110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4">
                <text:p>1134</text:p>
              </table:table-cell>
              <table:table-cell office:value-type="float" office:value="2249.7">
                <text:p>2249.7</text:p>
              </table:table-cell>
              <table:table-cell office:value-type="float" office:value="76032">
                <text:p>76032</text:p>
              </table:table-cell>
              <table:table-cell office:value-type="float" office:value="3041.3">
                <text:p>3041.3</text:p>
              </table:table-cell>
              <table:table-cell office:value-type="float" office:value="76032">
                <text:p>76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09">
                <text:p>8209</text:p>
              </table:table-cell>
              <table:table-cell office:value-type="float" office:value="17590">
                <text:p>17590</text:p>
              </table:table-cell>
              <table:table-cell office:value-type="float" office:value="560640">
                <text:p>560640</text:p>
              </table:table-cell>
              <table:table-cell office:value-type="float" office:value="27112.5">
                <text:p>27112.5</text:p>
              </table:table-cell>
              <table:table-cell office:value-type="float" office:value="560640">
                <text:p>5606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45">
                <text:p>3945</text:p>
              </table:table-cell>
              <table:table-cell office:value-type="float" office:value="8586.6">
                <text:p>8586.6</text:p>
              </table:table-cell>
              <table:table-cell office:value-type="float" office:value="786432">
                <text:p>786432</text:p>
              </table:table-cell>
              <table:table-cell office:value-type="float" office:value="10066.3">
                <text:p>10066.3</text:p>
              </table:table-cell>
              <table:table-cell office:value-type="float" office:value="786432">
                <text:p>786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4">
                <text:p>1384</text:p>
              </table:table-cell>
              <table:table-cell office:value-type="float" office:value="2539.1">
                <text:p>2539.1</text:p>
              </table:table-cell>
              <table:table-cell office:value-type="float" office:value="194616">
                <text:p>194616</text:p>
              </table:table-cell>
              <table:table-cell office:value-type="float" office:value="3388">
                <text:p>3388</text:p>
              </table:table-cell>
              <table:table-cell office:value-type="float" office:value="194616">
                <text:p>194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40">
                <text:p>4040</text:p>
              </table:table-cell>
              <table:table-cell office:value-type="float" office:value="2566">
                <text:p>2566</text:p>
              </table:table-cell>
              <table:table-cell office:value-type="float" office:value="186368">
                <text:p>186368</text:p>
              </table:table-cell>
              <table:table-cell office:value-type="float" office:value="4701">
                <text:p>4701</text:p>
              </table:table-cell>
              <table:table-cell office:value-type="float" office:value="186368">
                <text:p>186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2">
                <text:p>1512</text:p>
              </table:table-cell>
              <table:table-cell office:value-type="float" office:value="2763">
                <text:p>2763</text:p>
              </table:table-cell>
              <table:table-cell office:value-type="float" office:value="94608">
                <text:p>94608</text:p>
              </table:table-cell>
              <table:table-cell office:value-type="float" office:value="3784.3">
                <text:p>3784.3</text:p>
              </table:table-cell>
              <table:table-cell office:value-type="float" office:value="94608">
                <text:p>94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99">
                <text:p>1399</text:p>
              </table:table-cell>
              <table:table-cell office:value-type="float" office:value="2785">
                <text:p>2785</text:p>
              </table:table-cell>
              <table:table-cell office:value-type="float" office:value="76032">
                <text:p>76032</text:p>
              </table:table-cell>
              <table:table-cell office:value-type="float" office:value="5735.7">
                <text:p>5735.7</text:p>
              </table:table-cell>
              <table:table-cell office:value-type="float" office:value="76032">
                <text:p>76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1">
                <text:p>1481</text:p>
              </table:table-cell>
              <table:table-cell office:value-type="float" office:value="2813.6">
                <text:p>2813.6</text:p>
              </table:table-cell>
              <table:table-cell office:value-type="float" office:value="86016">
                <text:p>86016</text:p>
              </table:table-cell>
              <table:table-cell office:value-type="float" office:value="3578.3">
                <text:p>3578.3</text:p>
              </table:table-cell>
              <table:table-cell office:value-type="float" office:value="86016">
                <text:p>86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60">
                <text:p>12660</text:p>
              </table:table-cell>
              <table:table-cell office:value-type="float" office:value="10510">
                <text:p>10510</text:p>
              </table:table-cell>
              <table:table-cell office:value-type="float" office:value="705024">
                <text:p>705024</text:p>
              </table:table-cell>
              <table:table-cell office:value-type="float" office:value="11280.4">
                <text:p>11280.4</text:p>
              </table:table-cell>
              <table:table-cell office:value-type="float" office:value="705024">
                <text:p>705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90">
                <text:p>7890</text:p>
              </table:table-cell>
              <table:table-cell office:value-type="float" office:value="17173.2">
                <text:p>17173.2</text:p>
              </table:table-cell>
              <table:table-cell office:value-type="float" office:value="1572864">
                <text:p>1572864</text:p>
              </table:table-cell>
              <table:table-cell office:value-type="float" office:value="20132.7">
                <text:p>20132.7</text:p>
              </table:table-cell>
              <table:table-cell office:value-type="float" office:value="1572864">
                <text:p>1572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08">
                <text:p>17808</text:p>
              </table:table-cell>
              <table:table-cell office:value-type="float" office:value="33862.7">
                <text:p>33862.7</text:p>
              </table:table-cell>
              <table:table-cell office:value-type="float" office:value="3120000">
                <text:p>3120000</text:p>
              </table:table-cell>
              <table:table-cell office:value-type="float" office:value="54902.4">
                <text:p>54902.4</text:p>
              </table:table-cell>
              <table:table-cell office:value-type="float" office:value="3120000">
                <text:p>31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true" chart:min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10000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ff3333" draw:fill-color="#004586" draw:opacity="2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column-mapping="2 1 0" chart:style-name="ch1">
        <chart:plot-area chart:style-name="ch2" table:cell-range-address="Sheet1.G2:Sheet1.G67 Sheet1.D2:Sheet1.D67 Sheet1.A2:Sheet1.A67" svg:x="0.32cm" svg:y="0.18cm" svg:width="15.36cm" svg:height="8.64cm">
          <chartooo:coordinate-region svg:x="1.867cm" svg:y="0.379cm" svg:width="13.256cm" svg:height="7.794cm"/>
          <chart:axis chart:dimension="x" chart:name="primary-x" chart:style-name="ch3"/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2:Sheet1.A67" chart:class="chart:bubble">
            <chart:domain table:cell-range-address="Sheet1.D2:Sheet1.D67"/>
            <chart:domain table:cell-range-address="Sheet1.G2:Sheet1.G67"/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3">
                <text:p>3423</text:p>
                <draw:g>
                  <svg:desc>Sheet1.G2:Sheet1.G67</svg:desc>
                </draw:g>
              </table:table-cell>
              <table:table-cell office:value-type="float" office:value="147456">
                <text:p>147456</text:p>
                <draw:g>
                  <svg:desc>Sheet1.D2:Sheet1.D67</svg:desc>
                </draw:g>
              </table:table-cell>
              <table:table-cell office:value-type="float" office:value="100">
                <text:p>100</text:p>
                <draw:g>
                  <svg:desc>Sheet1.A2:Sheet1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65536">
                <text:p>65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">
                <text:p>328</text:p>
              </table:table-cell>
              <table:table-cell office:value-type="float" office:value="65536">
                <text:p>655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65536">
                <text:p>655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">
                <text:p>328</text:p>
              </table:table-cell>
              <table:table-cell office:value-type="float" office:value="65536">
                <text:p>655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0">
                <text:p>790</text:p>
              </table:table-cell>
              <table:table-cell office:value-type="float" office:value="38016">
                <text:p>380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24912">
                <text:p>249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">
                <text:p>405</text:p>
              </table:table-cell>
              <table:table-cell office:value-type="float" office:value="25056">
                <text:p>250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">
                <text:p>366</text:p>
              </table:table-cell>
              <table:table-cell office:value-type="float" office:value="55664">
                <text:p>556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">
                <text:p>387</text:p>
              </table:table-cell>
              <table:table-cell office:value-type="float" office:value="51392">
                <text:p>513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5">
                <text:p>685</text:p>
              </table:table-cell>
              <table:table-cell office:value-type="float" office:value="35640">
                <text:p>356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5">
                <text:p>1155</text:p>
              </table:table-cell>
              <table:table-cell office:value-type="float" office:value="53248">
                <text:p>532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4">
                <text:p>924</text:p>
              </table:table-cell>
              <table:table-cell office:value-type="float" office:value="46208">
                <text:p>462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15552">
                <text:p>155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4">
                <text:p>1074</text:p>
              </table:table-cell>
              <table:table-cell office:value-type="float" office:value="137200">
                <text:p>1372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7">
                <text:p>1227</text:p>
              </table:table-cell>
              <table:table-cell office:value-type="float" office:value="72000">
                <text:p>72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9">
                <text:p>569</text:p>
              </table:table-cell>
              <table:table-cell office:value-type="float" office:value="25440">
                <text:p>25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1">
                <text:p>411</text:p>
              </table:table-cell>
              <table:table-cell office:value-type="float" office:value="81920">
                <text:p>819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78660">
                <text:p>786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6">
                <text:p>1016</text:p>
              </table:table-cell>
              <table:table-cell office:value-type="float" office:value="48896">
                <text:p>488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5440">
                <text:p>2654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44520">
                <text:p>445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0">
                <text:p>510</text:p>
              </table:table-cell>
              <table:table-cell office:value-type="float" office:value="77520">
                <text:p>775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9">
                <text:p>1499</text:p>
              </table:table-cell>
              <table:table-cell office:value-type="float" office:value="72800">
                <text:p>728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0">
                <text:p>620</text:p>
              </table:table-cell>
              <table:table-cell office:value-type="float" office:value="34656">
                <text:p>346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9">
                <text:p>1499</text:p>
              </table:table-cell>
              <table:table-cell office:value-type="float" office:value="72800">
                <text:p>728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7">
                <text:p>1177</text:p>
              </table:table-cell>
              <table:table-cell office:value-type="float" office:value="76800">
                <text:p>768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0">
                <text:p>4590</text:p>
              </table:table-cell>
              <table:table-cell office:value-type="float" office:value="138368">
                <text:p>1383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23040">
                <text:p>230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153408">
                <text:p>1534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3">
                <text:p>493</text:p>
              </table:table-cell>
              <table:table-cell office:value-type="float" office:value="98304">
                <text:p>983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0">
                <text:p>1800</text:p>
              </table:table-cell>
              <table:table-cell office:value-type="float" office:value="145920">
                <text:p>1459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">
                <text:p>493</text:p>
              </table:table-cell>
              <table:table-cell office:value-type="float" office:value="98304">
                <text:p>983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6">
                <text:p>706</text:p>
              </table:table-cell>
              <table:table-cell office:value-type="float" office:value="38880">
                <text:p>388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80">
                <text:p>3980</text:p>
              </table:table-cell>
              <table:table-cell office:value-type="float" office:value="142272">
                <text:p>1422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80">
                <text:p>3380</text:p>
              </table:table-cell>
              <table:table-cell office:value-type="float" office:value="185344">
                <text:p>1853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1">
                <text:p>581</text:p>
              </table:table-cell>
              <table:table-cell office:value-type="float" office:value="38016">
                <text:p>380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0">
                <text:p>2200</text:p>
              </table:table-cell>
              <table:table-cell office:value-type="float" office:value="70560">
                <text:p>70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">
                <text:p>680</text:p>
              </table:table-cell>
              <table:table-cell office:value-type="float" office:value="40608">
                <text:p>406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393216">
                <text:p>3932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7">
                <text:p>1437</text:p>
              </table:table-cell>
              <table:table-cell office:value-type="float" office:value="72288">
                <text:p>72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0">
                <text:p>2580</text:p>
              </table:table-cell>
              <table:table-cell office:value-type="float" office:value="120640">
                <text:p>1206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0">
                <text:p>1260</text:p>
              </table:table-cell>
              <table:table-cell office:value-type="float" office:value="65320">
                <text:p>65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1">
                <text:p>2301</text:p>
              </table:table-cell>
              <table:table-cell office:value-type="float" office:value="458752">
                <text:p>4587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1">
                <text:p>2251</text:p>
              </table:table-cell>
              <table:table-cell office:value-type="float" office:value="77184">
                <text:p>771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6">
                <text:p>1606</text:p>
              </table:table-cell>
              <table:table-cell office:value-type="float" office:value="73584">
                <text:p>7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7">
                <text:p>657</text:p>
              </table:table-cell>
              <table:table-cell office:value-type="float" office:value="131072">
                <text:p>1310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10">
                <text:p>4510</text:p>
              </table:table-cell>
              <table:table-cell office:value-type="float" office:value="462462">
                <text:p>462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76">
                <text:p>3576</text:p>
              </table:table-cell>
              <table:table-cell office:value-type="float" office:value="62944">
                <text:p>629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5">
                <text:p>935</text:p>
              </table:table-cell>
              <table:table-cell office:value-type="float" office:value="50544">
                <text:p>505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4">
                <text:p>2834</text:p>
              </table:table-cell>
              <table:table-cell office:value-type="float" office:value="196608">
                <text:p>1966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163840">
                <text:p>1638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5">
                <text:p>2325</text:p>
              </table:table-cell>
              <table:table-cell office:value-type="float" office:value="115984">
                <text:p>11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7">
                <text:p>997</text:p>
              </table:table-cell>
              <table:table-cell office:value-type="float" office:value="174720">
                <text:p>174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8">
                <text:p>2118</text:p>
              </table:table-cell>
              <table:table-cell office:value-type="float" office:value="110400">
                <text:p>1104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4">
                <text:p>1134</text:p>
              </table:table-cell>
              <table:table-cell office:value-type="float" office:value="76032">
                <text:p>76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09">
                <text:p>8209</text:p>
              </table:table-cell>
              <table:table-cell office:value-type="float" office:value="560640">
                <text:p>560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45">
                <text:p>3945</text:p>
              </table:table-cell>
              <table:table-cell office:value-type="float" office:value="786432">
                <text:p>786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4">
                <text:p>1384</text:p>
              </table:table-cell>
              <table:table-cell office:value-type="float" office:value="194616">
                <text:p>19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40">
                <text:p>4040</text:p>
              </table:table-cell>
              <table:table-cell office:value-type="float" office:value="186368">
                <text:p>1863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2">
                <text:p>1512</text:p>
              </table:table-cell>
              <table:table-cell office:value-type="float" office:value="94608">
                <text:p>946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99">
                <text:p>1399</text:p>
              </table:table-cell>
              <table:table-cell office:value-type="float" office:value="76032">
                <text:p>760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1">
                <text:p>1481</text:p>
              </table:table-cell>
              <table:table-cell office:value-type="float" office:value="86016">
                <text:p>860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60">
                <text:p>12660</text:p>
              </table:table-cell>
              <table:table-cell office:value-type="float" office:value="705024">
                <text:p>705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90">
                <text:p>7890</text:p>
              </table:table-cell>
              <table:table-cell office:value-type="float" office:value="1572864">
                <text:p>15728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08">
                <text:p>17808</text:p>
              </table:table-cell>
              <table:table-cell office:value-type="float" office:value="3120000">
                <text:p>3120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